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00%" fo:margin-top="0cm" style:writing-mode="lr-tb"/>
    </style:style>
    <style:style style:name="T1_1" style:family="text"/>
    <style:style style:name="T1_2" style:family="text">
      <style:text-properties fo:color="#1155c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_3" style:family="text"/>
    <style:style style:name="T1_4" style:family="text">
      <style:text-properties fo:color="#1155c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_5" style:family="text"/>
    <style:style style:name="T1_6" style:family="text">
      <style:text-properties fo:color="#1155c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_7" style:family="text"/>
    <style:style style:name="T1_8" style:family="text">
      <style:text-properties fo:color="#1155c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_9" style:family="text"/>
    <style:style style:name="T1_10" style:family="text">
      <style:text-properties fo:color="#1155c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_11" style:family="text"/>
    <style:style style:name="T1_12" style:family="text">
      <style:text-properties fo:color="#1155c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_13" style:family="text"/>
    <style:style style:name="T1_14" style:family="text">
      <style:text-properties fo:color="#1155c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_15" style:family="text"/>
    <style:style style:name="T1_16" style:family="text">
      <style:text-properties fo:color="#1155c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_17" style:family="text"/>
    <style:style style:name="T1_18" style:family="text">
      <style:text-properties fo:color="#1155c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_19" style:family="text"/>
    <style:style style:name="T1_20" style:family="text">
      <style:text-properties fo:color="#1155c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_21" style:family="text"/>
    <style:style style:name="T1_22" style:family="text">
      <style:text-properties fo:color="#1155c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_23" style:family="text"/>
    <style:style style:name="T1_24" style:family="text">
      <style:text-properties fo:color="#1155c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P2" style:family="paragraph" style:parent-style-name="Standard">
      <style:paragraph-properties fo:text-align="center" fo:break-before="auto" fo:line-height="100%" fo:margin-top="0cm" style:writing-mode="lr-tb"/>
    </style:style>
    <style:style style:name="T2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" style:family="paragraph" style:parent-style-name="Standard">
      <style:paragraph-properties fo:text-align="center" fo:break-before="auto" fo:line-height="100%" fo:margin-top="0cm" style:writing-mode="lr-tb"/>
    </style:style>
    <style:style style:name="T3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4" style:family="paragraph" style:parent-style-name="Standard">
      <style:paragraph-properties fo:text-align="justify" fo:break-before="auto" fo:line-height="100%" fo:margin-top="0cm" style:writing-mode="lr-tb"/>
    </style:style>
    <style:style style:name="P5" style:family="paragraph" style:parent-style-name="Standard">
      <style:paragraph-properties fo:text-align="justify" fo:break-before="auto" fo:line-height="100%" fo:margin-top="0cm" style:writing-mode="lr-tb"/>
    </style:style>
    <style:style style:name="T5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4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4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4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4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4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4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4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4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4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4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6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6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6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6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6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6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6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6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6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6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7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7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7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7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7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7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7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7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6" style:family="paragraph" style:parent-style-name="Standard">
      <style:paragraph-properties fo:text-align="justify" fo:break-before="auto" fo:line-height="100%" fo:margin-top="0cm" style:writing-mode="lr-tb"/>
    </style:style>
    <style:style style:name="P7" style:family="paragraph" style:parent-style-name="Standard">
      <style:paragraph-properties fo:text-align="justify" fo:break-before="auto" fo:line-height="100%" fo:margin-top="0cm" style:writing-mode="lr-tb"/>
    </style:style>
    <style:style style:name="T7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4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4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4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4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4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4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4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4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4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4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5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5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5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5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5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5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5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5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5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5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6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6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6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6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6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6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6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6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6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6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7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7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7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7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7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7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7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7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7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7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8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8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8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8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8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8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8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8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8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8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9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9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9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9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8" style:family="paragraph" style:parent-style-name="Standard">
      <style:paragraph-properties fo:text-align="justify" fo:break-before="auto" fo:line-height="100%" fo:margin-top="0cm" style:writing-mode="lr-tb"/>
    </style:style>
    <style:style style:name="P9" style:family="paragraph" style:parent-style-name="Standard">
      <style:paragraph-properties fo:text-align="justify" fo:break-before="auto" fo:line-height="100%" fo:margin-top="0cm" style:writing-mode="lr-tb"/>
    </style:style>
    <style:style style:name="T9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1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1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1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1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1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1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1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1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1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2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2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2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2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2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2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2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2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2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2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3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3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3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3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3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3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3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3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3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3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4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4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4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4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4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4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4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4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4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4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5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5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5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5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5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5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5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5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5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5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6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6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6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6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6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6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6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6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6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6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7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7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7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7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7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7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7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7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7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7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8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8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8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8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8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8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8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8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8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8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9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9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9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9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9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9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9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9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9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9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10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10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10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10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10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10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10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10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10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10" style:family="paragraph" style:parent-style-name="Standard">
      <style:paragraph-properties fo:text-align="justify" fo:break-before="auto" fo:line-height="100%" fo:margin-top="0cm" style:writing-mode="lr-tb"/>
    </style:style>
    <style:style style:name="P11" style:family="paragraph" style:parent-style-name="Standard">
      <style:paragraph-properties fo:text-align="justify" fo:break-before="auto" fo:line-height="100%" fo:margin-top="0cm" style:writing-mode="lr-tb"/>
    </style:style>
    <style:style style:name="T11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2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2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2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2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2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2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2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2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2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2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3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3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3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3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3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3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3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3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3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3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4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4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4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4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4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4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4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4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4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4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5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5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5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5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5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5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5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5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5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5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6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6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6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6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6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6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6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6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6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6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7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7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7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7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7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7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7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7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7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7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8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8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8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8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8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8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8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8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8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8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9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9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9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9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9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9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9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9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9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9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0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0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0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0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0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12" style:family="paragraph" style:parent-style-name="Standard">
      <style:paragraph-properties fo:text-align="justify" fo:break-before="auto" fo:line-height="100%" fo:margin-top="0cm" style:writing-mode="lr-tb"/>
    </style:style>
    <style:style style:name="P13" style:family="paragraph" style:parent-style-name="Standard">
      <style:paragraph-properties fo:text-align="justify" fo:break-before="auto" fo:line-height="100%" fo:margin-top="0cm" style:writing-mode="lr-tb"/>
    </style:style>
    <style:style style:name="T13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3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3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3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3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3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3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3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3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3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3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4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4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4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4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4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4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4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4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4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4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5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5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5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5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5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5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5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5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5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5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6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6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6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6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6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6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6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6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6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6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7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7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7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7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7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7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7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7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7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7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8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8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8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8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8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8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8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8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8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8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9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9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9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9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9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9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9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9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9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9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0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0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0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0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0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0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10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0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0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0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1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1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1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1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1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1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1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1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1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2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2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2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2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2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2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2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2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2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2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3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3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3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3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3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3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3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3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13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4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4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4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4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4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4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4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4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4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4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5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5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5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5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5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5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5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5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5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5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6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6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6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6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6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6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6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6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6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6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7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7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7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7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7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7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7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7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7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7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8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8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8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8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8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8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8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8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8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8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9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9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9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9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9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9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9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9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9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9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0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0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0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0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0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0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0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0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0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0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1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1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1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1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1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1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1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1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1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2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2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2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2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2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2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2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2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2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2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3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14" style:family="paragraph" style:parent-style-name="Standard">
      <style:paragraph-properties fo:text-align="justify" fo:break-before="auto" fo:line-height="100%" fo:margin-top="0cm" fo:margin-bottom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15" style:family="paragraph" style:parent-style-name="Standard">
      <style:paragraph-properties fo:text-align="justify" fo:break-before="auto" fo:line-height="100%" style:writing-mode="lr-tb"/>
    </style:style>
    <style:style style:name="T15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9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9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9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9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0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0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0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0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0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0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0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0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0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0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9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9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9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9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0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0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0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0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0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0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0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0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0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0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6" style:family="paragraph" style:parent-style-name="Standard">
      <style:paragraph-properties fo:text-align="justify" fo:break-before="auto" fo:line-height="100%" fo:margin-top="0cm" style:writing-mode="lr-tb"/>
    </style:style>
    <style:style style:name="P17" style:family="paragraph" style:parent-style-name="Standard">
      <style:paragraph-properties fo:text-align="justify" fo:break-before="auto" fo:line-height="100%" fo:margin-top="0cm" style:writing-mode="lr-tb"/>
    </style:style>
    <style:style style:name="T17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2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2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2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2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2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2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2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2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2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2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3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3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3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3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3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3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3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3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3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3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4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4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4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4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4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4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4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4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4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4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5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5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5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5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5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5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5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5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5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5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6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6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6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6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6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6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6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6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6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6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7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7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7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7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7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7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7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7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7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7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8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8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8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8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8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8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8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8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8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8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9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9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9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9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9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9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9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9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9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9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0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0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0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0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0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0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0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0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0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0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1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1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1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1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1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1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1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1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1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2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2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2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2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2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2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2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2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2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2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3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3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3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3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3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3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3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3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3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3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4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4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4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4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4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4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4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4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4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4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5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5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5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5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5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5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5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5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5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5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6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6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6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6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6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6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6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6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6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6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7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7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7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7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7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7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7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18" style:family="paragraph" style:parent-style-name="Standard">
      <style:paragraph-properties fo:text-align="justify" fo:break-before="auto" fo:line-height="100%" fo:margin-top="0cm" style:writing-mode="lr-tb"/>
    </style:style>
    <style:style style:name="P19" style:family="paragraph" style:parent-style-name="Standard">
      <style:paragraph-properties fo:text-align="justify" fo:break-before="auto" fo:line-height="100%" fo:margin-top="0cm" style:writing-mode="lr-tb"/>
    </style:style>
    <style:style style:name="T19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1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1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1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1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1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1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1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1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1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2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2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2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2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2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2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2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2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2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2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3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3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3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3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3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3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3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3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3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3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4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4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4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4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4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4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4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4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4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4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5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5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5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5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5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5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5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5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5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5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6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6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6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6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6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6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6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6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6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6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7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7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7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7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7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7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7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7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7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7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8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8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8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8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8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8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8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8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8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8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9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9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9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9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9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9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9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9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9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9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10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10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10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10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10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20" style:family="paragraph" style:parent-style-name="Standard">
      <style:paragraph-properties fo:text-align="justify" fo:break-before="auto" fo:line-height="100%" fo:margin-top="0cm" style:writing-mode="lr-tb"/>
    </style:style>
    <style:style style:name="P21" style:family="paragraph" style:parent-style-name="Standard">
      <style:paragraph-properties fo:text-align="justify" fo:break-before="auto" fo:line-height="100%" fo:margin-top="0cm" style:writing-mode="lr-tb"/>
    </style:style>
    <style:style style:name="T21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2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2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2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2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2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2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2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2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2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2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3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3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3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3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3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3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3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3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3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3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4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4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4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4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4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4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4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4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4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4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5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5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5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5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5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5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5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5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5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5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6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6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6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6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6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6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6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6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6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6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7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7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7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7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7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7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7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7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7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7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8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8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8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8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8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8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8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8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8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8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9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9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9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9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9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9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9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9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9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9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0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0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0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0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0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0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0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0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0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0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1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1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1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1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1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1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1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1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1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2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2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2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2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2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2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2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2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2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2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3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3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3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3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3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3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3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3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3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22" style:family="paragraph" style:parent-style-name="Standard">
      <style:paragraph-properties fo:text-align="justify" fo:break-before="auto" fo:line-height="100%" fo:margin-top="0cm" style:writing-mode="lr-tb"/>
    </style:style>
    <style:style style:name="P23" style:family="paragraph" style:parent-style-name="Standard">
      <style:paragraph-properties fo:text-align="justify" fo:break-before="auto" fo:line-height="100%" fo:margin-top="0cm" style:writing-mode="lr-tb"/>
    </style:style>
    <style:style style:name="T23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1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1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1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1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1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1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1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1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1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2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2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2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2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2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2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2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2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2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2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3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3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3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3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3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3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3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3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3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3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4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4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4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4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4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4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4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4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4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4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5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5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5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5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5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5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5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5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5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5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6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6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6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6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6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6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6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6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6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6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7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7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7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7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7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7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7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7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7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7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8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8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8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8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8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8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8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8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8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8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9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9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9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9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9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9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9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9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9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9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10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10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10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10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10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10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10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10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10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10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24" style:family="paragraph" style:parent-style-name="Standard">
      <style:paragraph-properties fo:text-align="justify" fo:break-before="auto" fo:line-height="100%" fo:margin-top="0cm" style:writing-mode="lr-tb"/>
    </style:style>
    <style:style style:name="P25" style:family="paragraph" style:parent-style-name="Standard">
      <style:paragraph-properties fo:text-align="right" fo:break-before="auto" fo:line-height="100%" fo:margin-top="0cm" style:writing-mode="lr-tb"/>
    </style:style>
    <style:style style:name="T25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26" style:family="paragraph" style:parent-style-name="Standard">
      <style:paragraph-properties fo:text-align="right" fo:break-before="auto" fo:line-height="100%" fo:margin-top="0cm" style:writing-mode="lr-tb"/>
    </style:style>
    <style:style style:name="P27" style:family="paragraph" style:parent-style-name="Standard">
      <style:paragraph-properties fo:break-before="auto" fo:line-height="100%" fo:margin-top="0cm" style:writing-mode="lr-tb"/>
    </style:style>
    <style:style style:name="T27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7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7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7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7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7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28" style:family="paragraph" style:parent-style-name="Standard">
      <style:paragraph-properties fo:break-before="auto" fo:line-height="100%" fo:margin-top="0cm" style:writing-mode="lr-tb"/>
    </style:style>
    <style:style style:name="T28_1" style:family="text"/>
    <style:style style:name="T28_2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8_3" style:family="text"/>
    <style:style style:name="T28_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8_5" style:family="text"/>
    <style:style style:name="T28_6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8_7" style:family="text"/>
    <style:style style:name="T28_8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8_9" style:family="text"/>
    <style:style style:name="T28_10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8_11" style:family="text"/>
    <style:style style:name="T28_12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8_13" style:family="text"/>
    <style:style style:name="T28_1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8_15" style:family="text"/>
    <style:style style:name="T28_16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8_17" style:family="text"/>
    <style:style style:name="T28_18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8_19" style:family="text"/>
    <style:style style:name="T28_20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8_21" style:family="text"/>
    <style:style style:name="T28_22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8_23" style:family="text"/>
    <style:style style:name="T28_2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8_25" style:family="text"/>
    <style:style style:name="T28_26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8_27" style:family="text"/>
    <style:style style:name="T28_28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8_29" style:family="text"/>
    <style:style style:name="T28_30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8_31" style:family="text"/>
    <style:style style:name="T28_32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P29" style:family="paragraph" style:parent-style-name="Standard">
      <style:paragraph-properties fo:break-before="auto" fo:line-height="100%" fo:margin-top="0cm" style:writing-mode="lr-tb"/>
    </style:style>
    <style:style style:name="T29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9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9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9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9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9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30" style:family="paragraph" style:parent-style-name="Standard">
      <style:paragraph-properties fo:break-before="auto" fo:line-height="100%" fo:margin-top="0cm" style:writing-mode="lr-tb"/>
    </style:style>
    <style:style style:name="T30_1" style:family="text"/>
    <style:style style:name="T30_2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0_3" style:family="text"/>
    <style:style style:name="T30_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0_5" style:family="text"/>
    <style:style style:name="T30_6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0_7" style:family="text"/>
    <style:style style:name="T30_8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0_9" style:family="text"/>
    <style:style style:name="T30_10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0_11" style:family="text"/>
    <style:style style:name="T30_12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0_13" style:family="text"/>
    <style:style style:name="T30_1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0_15" style:family="text"/>
    <style:style style:name="T30_16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0_17" style:family="text"/>
    <style:style style:name="T30_18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0_19" style:family="text"/>
    <style:style style:name="T30_20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0_21" style:family="text"/>
    <style:style style:name="T30_22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0_23" style:family="text"/>
    <style:style style:name="T30_2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0_25" style:family="text"/>
    <style:style style:name="T30_26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0_27" style:family="text"/>
    <style:style style:name="T30_28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0_29" style:family="text"/>
    <style:style style:name="T30_30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0_31" style:family="text"/>
    <style:style style:name="T30_32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0_33" style:family="text"/>
    <style:style style:name="T30_3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0_35" style:family="text"/>
    <style:style style:name="T30_36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0_37" style:family="text"/>
    <style:style style:name="T30_38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0_39" style:family="text"/>
    <style:style style:name="T30_40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0_41" style:family="text"/>
    <style:style style:name="T30_42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0_43" style:family="text"/>
    <style:style style:name="T30_4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0_45" style:family="text"/>
    <style:style style:name="T30_46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0_47" style:family="text"/>
    <style:style style:name="T30_48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0_49" style:family="text"/>
    <style:style style:name="T30_50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0_51" style:family="text"/>
    <style:style style:name="T30_52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0_53" style:family="text"/>
    <style:style style:name="T30_5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0_55" style:family="text"/>
    <style:style style:name="T30_56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0_57" style:family="text"/>
    <style:style style:name="T30_58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P31" style:family="paragraph" style:parent-style-name="Standard">
      <style:paragraph-properties fo:break-before="auto" fo:line-height="100%" fo:margin-top="0cm" style:writing-mode="lr-tb"/>
    </style:style>
    <style:style style:name="P32" style:family="paragraph" style:parent-style-name="Standard">
      <style:paragraph-properties fo:break-before="auto" fo:line-height="100%" fo:margin-top="0cm" style:writing-mode="lr-tb"/>
    </style:style>
    <style:style style:name="T32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2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2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2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2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2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33" style:family="paragraph" style:parent-style-name="Standard">
      <style:paragraph-properties fo:break-before="auto" fo:line-height="100%" fo:margin-top="0cm" style:writing-mode="lr-tb"/>
    </style:style>
    <style:style style:name="T33_1" style:family="text"/>
    <style:style style:name="T33_2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3_3" style:family="text"/>
    <style:style style:name="T33_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3_5" style:family="text"/>
    <style:style style:name="T33_6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3_7" style:family="text"/>
    <style:style style:name="T33_8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3_9" style:family="text"/>
    <style:style style:name="T33_10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3_11" style:family="text"/>
    <style:style style:name="T33_12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3_13" style:family="text"/>
    <style:style style:name="T33_1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3_15" style:family="text"/>
    <style:style style:name="T33_16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3_17" style:family="text"/>
    <style:style style:name="T33_18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3_19" style:family="text"/>
    <style:style style:name="T33_20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3_21" style:family="text"/>
    <style:style style:name="T33_22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3_23" style:family="text"/>
    <style:style style:name="T33_2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3_25" style:family="text"/>
    <style:style style:name="T33_26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3_27" style:family="text"/>
    <style:style style:name="T33_28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3_29" style:family="text"/>
    <style:style style:name="T33_30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3_31" style:family="text"/>
    <style:style style:name="T33_32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3_33" style:family="text"/>
    <style:style style:name="T33_3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3_35" style:family="text"/>
    <style:style style:name="T33_36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3_37" style:family="text"/>
    <style:style style:name="T33_38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3_39" style:family="text"/>
    <style:style style:name="T33_40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3_41" style:family="text"/>
    <style:style style:name="T33_42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3_43" style:family="text"/>
    <style:style style:name="T33_4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P34" style:family="paragraph" style:parent-style-name="Standard">
      <style:paragraph-properties fo:break-before="auto" fo:line-height="100%" fo:margin-top="0cm" style:writing-mode="lr-tb"/>
    </style:style>
    <style:style style:name="T34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4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4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4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4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4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35" style:family="paragraph" style:parent-style-name="Standard">
      <style:paragraph-properties fo:break-before="auto" fo:line-height="100%" fo:margin-top="0cm" style:writing-mode="lr-tb"/>
    </style:style>
    <style:style style:name="T35_1" style:family="text"/>
    <style:style style:name="T35_2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5_3" style:family="text"/>
    <style:style style:name="T35_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5_5" style:family="text"/>
    <style:style style:name="T35_6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5_7" style:family="text"/>
    <style:style style:name="T35_8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5_9" style:family="text"/>
    <style:style style:name="T35_10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5_11" style:family="text"/>
    <style:style style:name="T35_12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5_13" style:family="text"/>
    <style:style style:name="T35_1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5_15" style:family="text"/>
    <style:style style:name="T35_16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5_17" style:family="text"/>
    <style:style style:name="T35_18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5_19" style:family="text"/>
    <style:style style:name="T35_20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5_21" style:family="text"/>
    <style:style style:name="T35_22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5_23" style:family="text"/>
    <style:style style:name="T35_2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5_25" style:family="text"/>
    <style:style style:name="T35_26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5_27" style:family="text"/>
    <style:style style:name="T35_28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5_29" style:family="text"/>
    <style:style style:name="T35_30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5_31" style:family="text"/>
    <style:style style:name="T35_32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5_33" style:family="text"/>
    <style:style style:name="T35_3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5_35" style:family="text"/>
    <style:style style:name="T35_36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5_37" style:family="text"/>
    <style:style style:name="T35_38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5_39" style:family="text"/>
    <style:style style:name="T35_40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5_41" style:family="text"/>
    <style:style style:name="T35_42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5_43" style:family="text"/>
    <style:style style:name="T35_4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5_45" style:family="text"/>
    <style:style style:name="T35_46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5_47" style:family="text"/>
    <style:style style:name="T35_48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5_49" style:family="text"/>
    <style:style style:name="T35_50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5_51" style:family="text"/>
    <style:style style:name="T35_52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5_53" style:family="text"/>
    <style:style style:name="T35_5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5_55" style:family="text"/>
    <style:style style:name="T35_56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5_57" style:family="text"/>
    <style:style style:name="T35_58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5_59" style:family="text"/>
    <style:style style:name="T35_60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5_61" style:family="text"/>
    <style:style style:name="T35_62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5_63" style:family="text"/>
    <style:style style:name="T35_6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5_65" style:family="text"/>
    <style:style style:name="T35_66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5_67" style:family="text"/>
    <style:style style:name="T35_68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5_69" style:family="text"/>
    <style:style style:name="T35_70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5_71" style:family="text"/>
    <style:style style:name="T35_72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5_73" style:family="text"/>
    <style:style style:name="T35_7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5_75" style:family="text"/>
    <style:style style:name="T35_76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5_77" style:family="text"/>
    <style:style style:name="T35_78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P36" style:family="paragraph" style:parent-style-name="Standard">
      <style:paragraph-properties fo:break-before="auto" fo:line-height="100%" fo:margin-top="0cm" style:writing-mode="lr-tb"/>
    </style:style>
    <style:style style:name="P37" style:family="paragraph" style:parent-style-name="Standard">
      <style:paragraph-properties fo:break-before="auto" fo:line-height="100%" fo:margin-top="0cm" style:writing-mode="lr-tb"/>
    </style:style>
    <style:style style:name="T37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7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7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7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7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7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38" style:family="paragraph" style:parent-style-name="Standard">
      <style:paragraph-properties fo:break-before="auto" fo:line-height="100%" fo:margin-top="0cm" style:writing-mode="lr-tb"/>
    </style:style>
    <style:style style:name="T38_1" style:family="text"/>
    <style:style style:name="T38_2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8_3" style:family="text"/>
    <style:style style:name="T38_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8_5" style:family="text"/>
    <style:style style:name="T38_6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8_7" style:family="text"/>
    <style:style style:name="T38_8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8_9" style:family="text"/>
    <style:style style:name="T38_10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8_11" style:family="text"/>
    <style:style style:name="T38_12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8_13" style:family="text"/>
    <style:style style:name="T38_1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8_15" style:family="text"/>
    <style:style style:name="T38_16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8_17" style:family="text"/>
    <style:style style:name="T38_18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8_19" style:family="text"/>
    <style:style style:name="T38_20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8_21" style:family="text"/>
    <style:style style:name="T38_22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8_23" style:family="text"/>
    <style:style style:name="T38_2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8_25" style:family="text"/>
    <style:style style:name="T38_26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8_27" style:family="text"/>
    <style:style style:name="T38_28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8_29" style:family="text"/>
    <style:style style:name="T38_30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8_31" style:family="text"/>
    <style:style style:name="T38_32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8_33" style:family="text"/>
    <style:style style:name="T38_3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8_35" style:family="text"/>
    <style:style style:name="T38_36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8_37" style:family="text"/>
    <style:style style:name="T38_38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8_39" style:family="text"/>
    <style:style style:name="T38_40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8_41" style:family="text"/>
    <style:style style:name="T38_42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8_43" style:family="text"/>
    <style:style style:name="T38_4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8_45" style:family="text"/>
    <style:style style:name="T38_46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8_47" style:family="text"/>
    <style:style style:name="T38_48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P39" style:family="paragraph" style:parent-style-name="Standard">
      <style:paragraph-properties fo:break-before="auto" fo:line-height="100%" fo:margin-top="0cm" style:writing-mode="lr-tb"/>
    </style:style>
    <style:style style:name="T39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40" style:family="paragraph" style:parent-style-name="Standard">
      <style:paragraph-properties fo:break-before="auto" fo:line-height="100%" fo:margin-top="0cm" style:writing-mode="lr-tb"/>
    </style:style>
    <style:style style:name="T40_1" style:family="text"/>
    <style:style style:name="T40_2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0_3" style:family="text"/>
    <style:style style:name="T40_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0_5" style:family="text"/>
    <style:style style:name="T40_6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0_7" style:family="text"/>
    <style:style style:name="T40_8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0_9" style:family="text"/>
    <style:style style:name="T40_10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0_11" style:family="text"/>
    <style:style style:name="T40_12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0_13" style:family="text"/>
    <style:style style:name="T40_1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0_15" style:family="text"/>
    <style:style style:name="T40_16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0_17" style:family="text"/>
    <style:style style:name="T40_18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0_19" style:family="text"/>
    <style:style style:name="T40_20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0_21" style:family="text"/>
    <style:style style:name="T40_22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0_23" style:family="text"/>
    <style:style style:name="T40_2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0_25" style:family="text"/>
    <style:style style:name="T40_26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0_27" style:family="text"/>
    <style:style style:name="T40_28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0_29" style:family="text"/>
    <style:style style:name="T40_30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0_31" style:family="text"/>
    <style:style style:name="T40_32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0_33" style:family="text"/>
    <style:style style:name="T40_3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0_35" style:family="text"/>
    <style:style style:name="T40_36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0_37" style:family="text"/>
    <style:style style:name="T40_38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0_39" style:family="text"/>
    <style:style style:name="T40_40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0_41" style:family="text"/>
    <style:style style:name="T40_42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0_43" style:family="text"/>
    <style:style style:name="T40_4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0_45" style:family="text"/>
    <style:style style:name="T40_46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0_47" style:family="text"/>
    <style:style style:name="T40_48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0_49" style:family="text"/>
    <style:style style:name="T40_50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0_51" style:family="text"/>
    <style:style style:name="T40_52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0_53" style:family="text"/>
    <style:style style:name="T40_5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0_55" style:family="text"/>
    <style:style style:name="T40_56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0_57" style:family="text"/>
    <style:style style:name="T40_58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0_59" style:family="text"/>
    <style:style style:name="T40_60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0_61" style:family="text"/>
    <style:style style:name="T40_62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0_63" style:family="text"/>
    <style:style style:name="T40_6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0_65" style:family="text"/>
    <style:style style:name="T40_66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0_67" style:family="text"/>
    <style:style style:name="T40_68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0_69" style:family="text"/>
    <style:style style:name="T40_70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0_71" style:family="text"/>
    <style:style style:name="T40_72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0_73" style:family="text"/>
    <style:style style:name="T40_7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0_75" style:family="text"/>
    <style:style style:name="T40_76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0_77" style:family="text"/>
    <style:style style:name="T40_78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P41" style:family="paragraph" style:parent-style-name="Standard">
      <style:paragraph-properties fo:break-before="auto" fo:line-height="100%" fo:margin-top="0cm" style:writing-mode="lr-tb"/>
    </style:style>
    <style:style style:name="P42" style:family="paragraph" style:parent-style-name="Standard">
      <style:paragraph-properties fo:break-before="auto" fo:line-height="100%" fo:margin-top="0cm" style:writing-mode="lr-tb"/>
    </style:style>
    <style:style style:name="T42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2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2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2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2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2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43" style:family="paragraph" style:parent-style-name="Standard">
      <style:paragraph-properties fo:break-before="auto" fo:line-height="100%" fo:margin-top="0cm" style:writing-mode="lr-tb"/>
    </style:style>
    <style:style style:name="T43_1" style:family="text"/>
    <style:style style:name="T43_2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3_3" style:family="text"/>
    <style:style style:name="T43_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3_5" style:family="text"/>
    <style:style style:name="T43_6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3_7" style:family="text"/>
    <style:style style:name="T43_8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3_9" style:family="text"/>
    <style:style style:name="T43_10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3_11" style:family="text"/>
    <style:style style:name="T43_12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3_13" style:family="text"/>
    <style:style style:name="T43_1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3_15" style:family="text"/>
    <style:style style:name="T43_16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3_17" style:family="text"/>
    <style:style style:name="T43_18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3_19" style:family="text"/>
    <style:style style:name="T43_20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3_21" style:family="text"/>
    <style:style style:name="T43_22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3_23" style:family="text"/>
    <style:style style:name="T43_2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P44" style:family="paragraph" style:parent-style-name="Standard">
      <style:paragraph-properties fo:break-before="auto" fo:line-height="100%" fo:margin-top="0cm" style:writing-mode="lr-tb"/>
    </style:style>
    <style:style style:name="T44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4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4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4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4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4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45" style:family="paragraph" style:parent-style-name="Standard">
      <style:paragraph-properties fo:break-before="auto" fo:line-height="100%" fo:margin-top="0cm" style:writing-mode="lr-tb"/>
    </style:style>
    <style:style style:name="T45_1" style:family="text"/>
    <style:style style:name="T45_2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5_3" style:family="text"/>
    <style:style style:name="T45_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5_5" style:family="text"/>
    <style:style style:name="T45_6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5_7" style:family="text"/>
    <style:style style:name="T45_8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5_9" style:family="text"/>
    <style:style style:name="T45_10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5_11" style:family="text"/>
    <style:style style:name="T45_12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5_13" style:family="text"/>
    <style:style style:name="T45_1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5_15" style:family="text"/>
    <style:style style:name="T45_16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5_17" style:family="text"/>
    <style:style style:name="T45_18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5_19" style:family="text"/>
    <style:style style:name="T45_20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5_21" style:family="text"/>
    <style:style style:name="T45_22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5_23" style:family="text"/>
    <style:style style:name="T45_2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5_25" style:family="text"/>
    <style:style style:name="T45_26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5_27" style:family="text"/>
    <style:style style:name="T45_28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5_29" style:family="text"/>
    <style:style style:name="T45_30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5_31" style:family="text"/>
    <style:style style:name="T45_32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5_33" style:family="text"/>
    <style:style style:name="T45_3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5_35" style:family="text"/>
    <style:style style:name="T45_36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5_37" style:family="text"/>
    <style:style style:name="T45_38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5_39" style:family="text"/>
    <style:style style:name="T45_40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5_41" style:family="text"/>
    <style:style style:name="T45_42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5_43" style:family="text"/>
    <style:style style:name="T45_4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5_45" style:family="text"/>
    <style:style style:name="T45_46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5_47" style:family="text"/>
    <style:style style:name="T45_48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5_49" style:family="text"/>
    <style:style style:name="T45_50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5_51" style:family="text"/>
    <style:style style:name="T45_52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5_53" style:family="text"/>
    <style:style style:name="T45_5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P46" style:family="paragraph" style:parent-style-name="Standard">
      <style:paragraph-properties fo:break-before="auto" fo:line-height="100%" fo:margin-top="0cm" style:writing-mode="lr-tb"/>
    </style:style>
    <style:style style:name="P47" style:family="paragraph" style:parent-style-name="Standard">
      <style:paragraph-properties fo:break-before="auto" fo:line-height="100%" fo:margin-top="0cm" style:writing-mode="lr-tb"/>
    </style:style>
    <style:style style:name="T47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7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7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7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7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7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48" style:family="paragraph" style:parent-style-name="Standard">
      <style:paragraph-properties fo:break-before="auto" fo:line-height="100%" fo:margin-top="0cm" style:writing-mode="lr-tb"/>
    </style:style>
    <style:style style:name="T48_1" style:family="text"/>
    <style:style style:name="T48_2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8_3" style:family="text"/>
    <style:style style:name="T48_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8_5" style:family="text"/>
    <style:style style:name="T48_6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8_7" style:family="text"/>
    <style:style style:name="T48_8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8_9" style:family="text"/>
    <style:style style:name="T48_10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8_11" style:family="text"/>
    <style:style style:name="T48_12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8_13" style:family="text"/>
    <style:style style:name="T48_1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8_15" style:family="text"/>
    <style:style style:name="T48_16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8_17" style:family="text"/>
    <style:style style:name="T48_18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8_19" style:family="text"/>
    <style:style style:name="T48_20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8_21" style:family="text"/>
    <style:style style:name="T48_22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8_23" style:family="text"/>
    <style:style style:name="T48_2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8_25" style:family="text"/>
    <style:style style:name="T48_26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P49" style:family="paragraph" style:parent-style-name="Standard">
      <style:paragraph-properties fo:break-before="auto" fo:line-height="100%" fo:margin-top="0cm" style:writing-mode="lr-tb"/>
    </style:style>
    <style:style style:name="T49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9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9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9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9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9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50" style:family="paragraph" style:parent-style-name="Standard">
      <style:paragraph-properties fo:break-before="auto" fo:line-height="100%" fo:margin-top="0cm" fo:margin-bottom="0cm" style:writing-mode="lr-tb"/>
    </style:style>
    <style:style style:name="T50_1" style:family="text"/>
    <style:style style:name="T50_2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50_3" style:family="text"/>
    <style:style style:name="T50_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50_5" style:family="text"/>
    <style:style style:name="T50_6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50_7" style:family="text"/>
    <style:style style:name="T50_8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50_9" style:family="text"/>
    <style:style style:name="T50_10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50_11" style:family="text"/>
    <style:style style:name="T50_12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50_13" style:family="text"/>
    <style:style style:name="T50_1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50_15" style:family="text"/>
    <style:style style:name="T50_16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50_17" style:family="text"/>
    <style:style style:name="T50_18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50_19" style:family="text"/>
    <style:style style:name="T50_20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50_21" style:family="text"/>
    <style:style style:name="T50_22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50_23" style:family="text"/>
    <style:style style:name="T50_2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50_25" style:family="text"/>
    <style:style style:name="T50_26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50_27" style:family="text"/>
    <style:style style:name="T50_28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50_29" style:family="text"/>
    <style:style style:name="T50_30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50_31" style:family="text"/>
    <style:style style:name="T50_32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50_33" style:family="text"/>
    <style:style style:name="T50_3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50_35" style:family="text"/>
    <style:style style:name="T50_36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50_37" style:family="text"/>
    <style:style style:name="T50_38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50_39" style:family="text"/>
    <style:style style:name="T50_40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50_41" style:family="text"/>
    <style:style style:name="T50_42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50_43" style:family="text"/>
    <style:style style:name="T50_4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50_45" style:family="text"/>
    <style:style style:name="T50_46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50_47" style:family="text"/>
    <style:style style:name="T50_48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50_49" style:family="text"/>
    <style:style style:name="T50_50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50_51" style:family="text"/>
    <style:style style:name="T50_52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50_53" style:family="text"/>
    <style:style style:name="T50_5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50_55" style:family="text"/>
    <style:style style:name="T50_56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50_57" style:family="text"/>
    <style:style style:name="T50_58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50_59" style:family="text"/>
    <style:style style:name="T50_60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50_61" style:family="text"/>
    <style:style style:name="T50_62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50_63" style:family="text"/>
    <style:style style:name="T50_6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50_65" style:family="text"/>
    <style:style style:name="T50_66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50_67" style:family="text"/>
    <style:style style:name="T50_68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50_69" style:family="text"/>
    <style:style style:name="T50_70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50_71" style:family="text"/>
    <style:style style:name="T50_72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50_73" style:family="text"/>
    <style:style style:name="T50_7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</office:automatic-styles>
  <office:body>
    <office:text>
      <text:p text:style-name="P1"><text:span text:style-name="T1_1"><text:a xlink:type="simple" xlink:href="http://mlppolska.pl/watek/275-wspomnienia-czyli-dawno-temu-w-equestrii-dramat-przygoda/"><text:span text:style-name="T1_2">Wspomnienia</text:span></text:a></text:span><text:span text:style-name="T1_3"><text:a xlink:type="simple" xlink:href="http://mlppolska.pl/watek/275-wspomnienia-czyli-dawno-temu-w-equestrii-dramat-przygoda/"><text:span text:style-name="T1_4">,<text:s/></text:span></text:a></text:span><text:span text:style-name="T1_5"><text:a xlink:type="simple" xlink:href="http://mlppolska.pl/watek/275-wspomnienia-czyli-dawno-temu-w-equestrii-dramat-przygoda/"><text:span text:style-name="T1_6">czyli</text:span></text:a></text:span><text:span text:style-name="T1_7"><text:a xlink:type="simple" xlink:href="http://mlppolska.pl/watek/275-wspomnienia-czyli-dawno-temu-w-equestrii-dramat-przygoda/"><text:span text:style-name="T1_8"><text:s/></text:span></text:a></text:span><text:span text:style-name="T1_9"><text:a xlink:type="simple" xlink:href="http://mlppolska.pl/watek/275-wspomnienia-czyli-dawno-temu-w-equestrii-dramat-przygoda/"><text:span text:style-name="T1_10">dawno</text:span></text:a></text:span><text:span text:style-name="T1_11"><text:a xlink:type="simple" xlink:href="http://mlppolska.pl/watek/275-wspomnienia-czyli-dawno-temu-w-equestrii-dramat-przygoda/"><text:span text:style-name="T1_12"><text:s/></text:span></text:a></text:span><text:span text:style-name="T1_13"><text:a xlink:type="simple" xlink:href="http://mlppolska.pl/watek/275-wspomnienia-czyli-dawno-temu-w-equestrii-dramat-przygoda/"><text:span text:style-name="T1_14">temu</text:span></text:a></text:span><text:span text:style-name="T1_15"><text:a xlink:type="simple" xlink:href="http://mlppolska.pl/watek/275-wspomnienia-czyli-dawno-temu-w-equestrii-dramat-przygoda/"><text:span text:style-name="T1_16"><text:s/></text:span></text:a></text:span><text:span text:style-name="T1_17"><text:a xlink:type="simple" xlink:href="http://mlppolska.pl/watek/275-wspomnienia-czyli-dawno-temu-w-equestrii-dramat-przygoda/"><text:span text:style-name="T1_18">w</text:span></text:a></text:span><text:span text:style-name="T1_19"><text:a xlink:type="simple" xlink:href="http://mlppolska.pl/watek/275-wspomnienia-czyli-dawno-temu-w-equestrii-dramat-przygoda/"><text:span text:style-name="T1_20"><text:s/></text:span></text:a></text:span><text:span text:style-name="T1_21"><text:a xlink:type="simple" xlink:href="http://mlppolska.pl/watek/275-wspomnienia-czyli-dawno-temu-w-equestrii-dramat-przygoda/"><text:span text:style-name="T1_22">Equestrii</text:span></text:a></text:span><text:span text:style-name="T1_23"><text:a xlink:type="simple" xlink:href="http://mlppolska.pl/watek/275-wspomnienia-czyli-dawno-temu-w-equestrii-dramat-przygoda/"><text:span text:style-name="T1_24">…</text:span></text:a></text:span></text:p>
      <text:p text:style-name="P2"><text:span text:style-name="T2_1">Autor</text:span><text:span text:style-name="T2_2">:<text:s/></text:span><text:span text:style-name="T2_3">Kaczy</text:span><text:span text:style-name="T2_4"><text:s/>(</text:span><text:span text:style-name="T2_5">Kaczusiowy</text:span><text:span text:style-name="T2_6">)</text:span></text:p>
      <text:p text:style-name="P3"><text:span text:style-name="T3_1">[</text:span><text:span text:style-name="T3_2">Dramat</text:span><text:span text:style-name="T3_3">],<text:s/>[</text:span><text:span text:style-name="T3_4">Przygoda</text:span><text:span text:style-name="T3_5">]</text:span></text:p>
      <text:p text:style-name="P4"/>
      <text:p text:style-name="P5"><text:span text:style-name="T5_1">Jej</text:span><text:span text:style-name="T5_2"><text:s/></text:span><text:span text:style-name="T5_3">pierwsze</text:span><text:span text:style-name="T5_4"><text:s/></text:span><text:span text:style-name="T5_5">wspomnienie</text:span><text:span text:style-name="T5_6">?<text:s/></text:span><text:span text:style-name="T5_7">Sad</text:span><text:span text:style-name="T5_8"><text:s/></text:span><text:span text:style-name="T5_9">za</text:span><text:span text:style-name="T5_10"><text:s/></text:span><text:span text:style-name="T5_11">domem</text:span><text:span text:style-name="T5_12">,<text:s/></text:span><text:span text:style-name="T5_13">a</text:span><text:span text:style-name="T5_14"><text:s/></text:span><text:span text:style-name="T5_15">w</text:span><text:span text:style-name="T5_16"><text:s/></text:span><text:span text:style-name="T5_17">nim</text:span><text:span text:style-name="T5_18"><text:s/></text:span><text:span text:style-name="T5_19">jabłonie</text:span><text:span text:style-name="T5_20"><text:s/></text:span><text:span text:style-name="T5_21">i</text:span><text:span text:style-name="T5_22"><text:s/></text:span><text:span text:style-name="T5_23">grusze</text:span><text:span text:style-name="T5_24"><text:s/></text:span><text:span text:style-name="T5_25">kołysane</text:span><text:span text:style-name="T5_26"><text:s/></text:span><text:span text:style-name="T5_27">wiatrem</text:span><text:span text:style-name="T5_28">.<text:s/></text:span><text:span text:style-name="T5_29">Ulubiona</text:span><text:span text:style-name="T5_30"><text:s/></text:span><text:span text:style-name="T5_31">pora</text:span><text:span text:style-name="T5_32"><text:s/></text:span><text:span text:style-name="T5_33">roku</text:span><text:span text:style-name="T5_34">?<text:s/></text:span><text:span text:style-name="T5_35">Jesień</text:span><text:span text:style-name="T5_36">.<text:s/></text:span><text:span text:style-name="T5_37">Rodzeństwo</text:span><text:span text:style-name="T5_38">?<text:s/></text:span><text:span text:style-name="T5_39">Młodsza</text:span><text:span text:style-name="T5_40"><text:s/></text:span><text:span text:style-name="T5_41">siostra</text:span><text:span text:style-name="T5_42">,<text:s/></text:span><text:span text:style-name="T5_43">której</text:span><text:span text:style-name="T5_44"><text:s/></text:span><text:span text:style-name="T5_45">czasem</text:span><text:span text:style-name="T5_46"><text:s/></text:span><text:span text:style-name="T5_47">kompletnie</text:span><text:span text:style-name="T5_48"><text:s/></text:span><text:span text:style-name="T5_49">nie</text:span><text:span text:style-name="T5_50"><text:s/></text:span><text:span text:style-name="T5_51">rozumie</text:span><text:span text:style-name="T5_52">,<text:s/></text:span><text:span text:style-name="T5_53">chociaż</text:span><text:span text:style-name="T5_54"><text:s/></text:span><text:span text:style-name="T5_55">bardzo</text:span><text:span text:style-name="T5_56"><text:s/></text:span><text:span text:style-name="T5_57">się</text:span><text:span text:style-name="T5_58"><text:s/></text:span><text:span text:style-name="T5_59">stara</text:span><text:span text:style-name="T5_60">.<text:s/></text:span><text:span text:style-name="T5_61">O</text:span><text:span text:style-name="T5_62"><text:s/></text:span><text:span text:style-name="T5_63">kim</text:span><text:span text:style-name="T5_64"><text:s/></text:span><text:span text:style-name="T5_65">mowa</text:span><text:span text:style-name="T5_66">?<text:s/></text:span><text:span text:style-name="T5_67">Znacie</text:span><text:span text:style-name="T5_68"><text:s/></text:span><text:span text:style-name="T5_69">ją</text:span><text:span text:style-name="T5_70"><text:s/>–<text:s/></text:span><text:span text:style-name="T5_71">J</text:span><text:span text:style-name="T5_72">ej</text:span><text:span text:style-name="T5_73"><text:s/></text:span><text:span text:style-name="T5_74">Wysokość</text:span><text:span text:style-name="T5_75"><text:s/></text:span><text:span text:style-name="T5_76">Księżniczka</text:span><text:span text:style-name="T5_77"><text:s/></text:span><text:span text:style-name="T5_78">Celestia</text:span><text:span text:style-name="T5_79">.</text:span></text:p>
      <text:p text:style-name="P6"/>
      <text:p text:style-name="P7"><text:span text:style-name="T7_1">„</text:span><text:span text:style-name="T7_2">Wspomnienia</text:span><text:span text:style-name="T7_3">…”<text:s/></text:span><text:span text:style-name="T7_4">to</text:span><text:span text:style-name="T7_5"><text:s/></text:span><text:span text:style-name="T7_6">fascynująca</text:span><text:span text:style-name="T7_7"><text:s/></text:span><text:span text:style-name="T7_8">podróż</text:span><text:span text:style-name="T7_9"><text:s/></text:span><text:span text:style-name="T7_10">przez</text:span><text:span text:style-name="T7_11"><text:s/></text:span><text:span text:style-name="T7_12">dzieciństwo</text:span><text:span text:style-name="T7_13"><text:s/></text:span><text:span text:style-name="T7_14">i</text:span><text:span text:style-name="T7_15"><text:s/></text:span><text:span text:style-name="T7_16">młodość</text:span><text:span text:style-name="T7_17"><text:s/></text:span><text:span text:style-name="T7_18">królewskich</text:span><text:span text:style-name="T7_19"><text:s/></text:span><text:span text:style-name="T7_20">sióstr</text:span><text:span text:style-name="T7_21">,<text:s/></text:span><text:span text:style-name="T7_22">w</text:span><text:span text:style-name="T7_23"><text:s/></text:span><text:span text:style-name="T7_24">której</text:span><text:span text:style-name="T7_25"><text:s/></text:span><text:span text:style-name="T7_26">przewodnikiem</text:span><text:span text:style-name="T7_27"><text:s/></text:span><text:span text:style-name="T7_28">jest</text:span><text:span text:style-name="T7_29"><text:s/></text:span><text:span text:style-name="T7_30">sama</text:span><text:span text:style-name="T7_31"><text:s/></text:span><text:span text:style-name="T7_32">Celestia</text:span><text:span text:style-name="T7_33">.<text:s/></text:span><text:span text:style-name="T7_34">Księżniczka</text:span><text:span text:style-name="T7_35">,<text:s/></text:span><text:span text:style-name="T7_36">wtedy</text:span><text:span text:style-name="T7_37"><text:s/></text:span><text:span text:style-name="T7_38">po</text:span><text:span text:style-name="T7_39"><text:s/></text:span><text:span text:style-name="T7_40">prostu</text:span><text:span text:style-name="T7_41"><text:s/></text:span><text:span text:style-name="T7_42">Lilianna</text:span><text:span text:style-name="T7_43">,<text:s/></text:span><text:span text:style-name="T7_44">niczym</text:span><text:span text:style-name="T7_45"><text:s/></text:span><text:span text:style-name="T7_46">bard</text:span><text:span text:style-name="T7_47"><text:s/></text:span><text:span text:style-name="T7_48">snuje</text:span><text:span text:style-name="T7_49"><text:s/></text:span><text:span text:style-name="T7_50">opowieść</text:span><text:span text:style-name="T7_51"><text:s/></text:span><text:span text:style-name="T7_52">o</text:span><text:span text:style-name="T7_53"><text:s/></text:span><text:span text:style-name="T7_54">świecie</text:span><text:span text:style-name="T7_55">,<text:s/></text:span><text:span text:style-name="T7_56">w</text:span><text:span text:style-name="T7_57"><text:s/></text:span><text:span text:style-name="T7_58">którym</text:span><text:span text:style-name="T7_59"><text:s/></text:span><text:span text:style-name="T7_60">dorastała</text:span><text:span text:style-name="T7_61">.<text:s/></text:span><text:span text:style-name="T7_62">Znajdzie</text:span><text:span text:style-name="T7_63"><text:s/></text:span><text:span text:style-name="T7_64">się</text:span><text:span text:style-name="T7_65"><text:s/></text:span><text:span text:style-name="T7_66">tu</text:span><text:span text:style-name="T7_67"><text:s/></text:span><text:span text:style-name="T7_68">miejsce</text:span><text:span text:style-name="T7_69"><text:s/></text:span><text:span text:style-name="T7_70">dla</text:span><text:span text:style-name="T7_71"><text:s/></text:span><text:span text:style-name="T7_72">rodzinnej</text:span><text:span text:style-name="T7_73"><text:s/></text:span><text:span text:style-name="T7_74">sielanki</text:span><text:span text:style-name="T7_75">,<text:s/></text:span><text:span text:style-name="T7_76">trudnego</text:span><text:span text:style-name="T7_77"><text:s/></text:span><text:span text:style-name="T7_78">dojrzewania</text:span><text:span text:style-name="T7_79">,<text:s/></text:span><text:span text:style-name="T7_80">jak</text:span><text:span text:style-name="T7_81"><text:s/></text:span><text:span text:style-name="T7_82">również</text:span><text:span text:style-name="T7_83">…<text:s/></text:span><text:span text:style-name="T7_84">historii</text:span><text:span text:style-name="T7_85"><text:s/></text:span><text:span text:style-name="T7_86">zagłady</text:span><text:span text:style-name="T7_87"><text:s/></text:span><text:span text:style-name="T7_88">i</text:span><text:span text:style-name="T7_89"><text:s/></text:span><text:span text:style-name="T7_90">upadku</text:span><text:span text:style-name="T7_91"><text:s/></text:span><text:span text:style-name="T7_92">harmonii</text:span><text:span text:style-name="T7_93">.</text:span></text:p>
      <text:p text:style-name="P8"/>
      <text:p text:style-name="P9"><text:span text:style-name="T9_1">Oto</text:span><text:span text:style-name="T9_2"><text:s/></text:span><text:span text:style-name="T9_3">Celestia</text:span><text:span text:style-name="T9_4">,<text:s/></text:span><text:span text:style-name="T9_5">stojąca</text:span><text:span text:style-name="T9_6"><text:s/></text:span><text:span text:style-name="T9_7">u</text:span><text:span text:style-name="T9_8"><text:s/></text:span><text:span text:style-name="T9_9">progu</text:span><text:span text:style-name="T9_10"><text:s/></text:span><text:span text:style-name="T9_11">dorosłości</text:span><text:span text:style-name="T9_12">,<text:s/></text:span><text:span text:style-name="T9_13">zostaje</text:span><text:span text:style-name="T9_14"><text:s/></text:span><text:span text:style-name="T9_15">zatrudniona</text:span><text:span text:style-name="T9_16"><text:s/></text:span><text:span text:style-name="T9_17">przez</text:span><text:span text:style-name="T9_18"><text:s/></text:span><text:span text:style-name="T9_19">swojego</text:span><text:span text:style-name="T9_20"><text:s/></text:span><text:span text:style-name="T9_21">ojca</text:span><text:span text:style-name="T9_22"><text:s/></text:span><text:span text:style-name="T9_23">w</text:span><text:span text:style-name="T9_24"><text:s/></text:span><text:span text:style-name="T9_25">organizacji</text:span><text:span text:style-name="T9_26">,<text:s/></text:span><text:span text:style-name="T9_27">która</text:span><text:span text:style-name="T9_28"><text:s/></text:span><text:span text:style-name="T9_29">robi</text:span><text:span text:style-name="T9_30"><text:s/></text:span><text:span text:style-name="T9_31">wszystko</text:span><text:span text:style-name="T9_32">,<text:s/></text:span><text:span text:style-name="T9_33">by</text:span><text:span text:style-name="T9_34"><text:s/></text:span><text:span text:style-name="T9_35">mieszkańcy</text:span><text:span text:style-name="T9_36"><text:s/></text:span><text:span text:style-name="T9_37">docenili</text:span><text:span text:style-name="T9_38"><text:s/></text:span><text:span text:style-name="T9_39">utopię</text:span><text:span text:style-name="T9_40">,<text:s/></text:span><text:span text:style-name="T9_41">w</text:span><text:span text:style-name="T9_42"><text:s/></text:span><text:span text:style-name="T9_43">której</text:span><text:span text:style-name="T9_44"><text:s/></text:span><text:span text:style-name="T9_45">mają</text:span><text:span text:style-name="T9_46"><text:s/></text:span><text:span text:style-name="T9_47">szczęście</text:span><text:span text:style-name="T9_48"><text:s/></text:span><text:span text:style-name="T9_49">żyć</text:span><text:span text:style-name="T9_50">.<text:s/></text:span><text:span text:style-name="T9_51">Ponieważ</text:span><text:span text:style-name="T9_52"><text:s/></text:span><text:span text:style-name="T9_53">jednak</text:span><text:span text:style-name="T9_54"><text:s/></text:span><text:span text:style-name="T9_55">lepsze</text:span><text:span text:style-name="T9_56"><text:s/></text:span><text:span text:style-name="T9_57">zawsze</text:span><text:span text:style-name="T9_58"><text:s/></text:span><text:span text:style-name="T9_59">jest</text:span><text:span text:style-name="T9_60"><text:s/></text:span><text:span text:style-name="T9_61">wrogiem</text:span><text:span text:style-name="T9_62"><text:s/></text:span><text:span text:style-name="T9_63">dobrego</text:span><text:span text:style-name="T9_64">,<text:s/></text:span><text:span text:style-name="T9_65">sytuacja</text:span><text:span text:style-name="T9_66"><text:s/></text:span><text:span text:style-name="T9_67">szybko</text:span><text:span text:style-name="T9_68"><text:s/></text:span><text:span text:style-name="T9_69">wymyka</text:span><text:span text:style-name="T9_70"><text:s/></text:span><text:span text:style-name="T9_71">się</text:span><text:span text:style-name="T9_72"><text:s/></text:span><text:span text:style-name="T9_73">spod</text:span><text:span text:style-name="T9_74"><text:s/></text:span><text:span text:style-name="T9_75">kontroli</text:span><text:span text:style-name="T9_76">,<text:s/></text:span><text:span text:style-name="T9_77">a</text:span><text:span text:style-name="T9_78"><text:s/></text:span><text:span text:style-name="T9_79">czytelnicy</text:span><text:span text:style-name="T9_80"><text:s/></text:span><text:span text:style-name="T9_81">przez</text:span><text:span text:style-name="T9_82"><text:s/></text:span><text:span text:style-name="T9_83">kilkadziesiąt</text:span><text:span text:style-name="T9_84"><text:s/></text:span><text:span text:style-name="T9_85">stron</text:span><text:span text:style-name="T9_86"><text:s/></text:span><text:span text:style-name="T9_87">z</text:span><text:span text:style-name="T9_88"><text:s/></text:span><text:span text:style-name="T9_89">zapartym</text:span><text:span text:style-name="T9_90"><text:s/></text:span><text:span text:style-name="T9_91">tchem</text:span><text:span text:style-name="T9_92"><text:s/></text:span><text:span text:style-name="T9_93">obserwują</text:span><text:span text:style-name="T9_94">,<text:s/></text:span><text:span text:style-name="T9_95">jak</text:span><text:span text:style-name="T9_96"><text:s/></text:span><text:span text:style-name="T9_97">raj</text:span><text:span text:style-name="T9_98"><text:s/></text:span><text:span text:style-name="T9_99">stopniowo</text:span><text:span text:style-name="T9_100"><text:s/></text:span><text:span text:style-name="T9_101">zamienia</text:span><text:span text:style-name="T9_102"><text:s/></text:span><text:span text:style-name="T9_103">się</text:span><text:span text:style-name="T9_104"><text:s/></text:span><text:span text:style-name="T9_105">w</text:span><text:span text:style-name="T9_106"><text:s/></text:span><text:span text:style-name="T9_107">piekło</text:span><text:span text:style-name="T9_108">.</text:span></text:p>
      <text:p text:style-name="P10"/>
      <text:p text:style-name="P11"><text:span text:style-name="T11_1">Autorowi</text:span><text:span text:style-name="T11_2"><text:s/>„</text:span><text:span text:style-name="T11_3">Wspomnień</text:span><text:span text:style-name="T11_4">…”<text:s/></text:span><text:span text:style-name="T11_5">udała</text:span><text:span text:style-name="T11_6"><text:s/></text:span><text:span text:style-name="T11_7">się</text:span><text:span text:style-name="T11_8"><text:s/></text:span><text:span text:style-name="T11_9">rzecz</text:span><text:span text:style-name="T11_10">,<text:s/></text:span><text:span text:style-name="T11_11">która</text:span><text:span text:style-name="T11_12"><text:s/></text:span><text:span text:style-name="T11_13">nie</text:span><text:span text:style-name="T11_14"><text:s/></text:span><text:span text:style-name="T11_15">wyszła</text:span><text:span text:style-name="T11_16"><text:s/></text:span><text:span text:style-name="T11_17">rzeszy</text:span><text:span text:style-name="T11_18"><text:s/></text:span><text:span text:style-name="T11_19">innych</text:span><text:span text:style-name="T11_20"><text:s/></text:span><text:span text:style-name="T11_21">twórców</text:span><text:span text:style-name="T11_22"><text:s/>–<text:s/></text:span><text:span text:style-name="T11_23">logicznie</text:span><text:span text:style-name="T11_24"><text:s/></text:span><text:span text:style-name="T11_25">wyjaśnił</text:span><text:span text:style-name="T11_26"><text:s/></text:span><text:span text:style-name="T11_27">sprawę</text:span><text:span text:style-name="T11_28"><text:s/></text:span><text:span text:style-name="T11_29">małej</text:span><text:span text:style-name="T11_30"><text:s/></text:span><text:span text:style-name="T11_31">liczby</text:span><text:span text:style-name="T11_32"><text:s/></text:span><text:span text:style-name="T11_33">alikornów</text:span><text:span text:style-name="T11_34"><text:s/></text:span><text:span text:style-name="T11_35">w</text:span><text:span text:style-name="T11_36"><text:s/></text:span><text:span text:style-name="T11_37">serialu</text:span><text:span text:style-name="T11_38">,<text:s/></text:span><text:span text:style-name="T11_39">a</text:span><text:span text:style-name="T11_40"><text:s/></text:span><text:span text:style-name="T11_41">na</text:span><text:span text:style-name="T11_42"><text:s/></text:span><text:span text:style-name="T11_43">dodatek</text:span><text:span text:style-name="T11_44"><text:s/></text:span><text:span text:style-name="T11_45">zrobił</text:span><text:span text:style-name="T11_46"><text:s/></text:span><text:span text:style-name="T11_47">to</text:span><text:span text:style-name="T11_48"><text:s/></text:span><text:span text:style-name="T11_49">w</text:span><text:span text:style-name="T11_50"><text:s/></text:span><text:span text:style-name="T11_51">iście</text:span><text:span text:style-name="T11_52"><text:s/></text:span><text:span text:style-name="T11_53">mistrzowskim</text:span><text:span text:style-name="T11_54"><text:s/></text:span><text:span text:style-name="T11_55">stylu</text:span><text:span text:style-name="T11_56">.<text:s/></text:span><text:span text:style-name="T11_57">Opowiadanie</text:span><text:span text:style-name="T11_58"><text:s/></text:span><text:span text:style-name="T11_59">napisane</text:span><text:span text:style-name="T11_60"><text:s/></text:span><text:span text:style-name="T11_61">w</text:span><text:span text:style-name="T11_62"><text:s/>2011<text:s/></text:span><text:span text:style-name="T11_63">roku</text:span><text:span text:style-name="T11_64"><text:s/></text:span><text:span text:style-name="T11_65">nie</text:span><text:span text:style-name="T11_66"><text:s/></text:span><text:span text:style-name="T11_67">uległo</text:span><text:span text:style-name="T11_68"><text:s/></text:span><text:span text:style-name="T11_69">przedawnieniu</text:span><text:span text:style-name="T11_70">,<text:s/></text:span><text:span text:style-name="T11_71">a</text:span><text:span text:style-name="T11_72"><text:s/></text:span><text:span text:style-name="T11_73">nawet</text:span><text:span text:style-name="T11_74"><text:s/></text:span><text:span text:style-name="T11_75">mogę</text:span><text:span text:style-name="T11_76"><text:s/></text:span><text:span text:style-name="T11_77">zaryzykować</text:span><text:span text:style-name="T11_78"><text:s/></text:span><text:span text:style-name="T11_79">stwierdzenie</text:span><text:span text:style-name="T11_80">,<text:s/></text:span><text:span text:style-name="T11_81">że</text:span><text:span text:style-name="T11_82"><text:s/></text:span><text:span text:style-name="T11_83">jest</text:span><text:span text:style-name="T11_84"><text:s/></text:span><text:span text:style-name="T11_85">to</text:span><text:span text:style-name="T11_86"><text:s/></text:span><text:span text:style-name="T11_87">jedna</text:span><text:span text:style-name="T11_88"><text:s/></text:span><text:span text:style-name="T11_89">z</text:span><text:span text:style-name="T11_90"><text:s/></text:span><text:span text:style-name="T11_91">najsensowniejszych</text:span><text:span text:style-name="T11_92"><text:s/>(</text:span><text:span text:style-name="T11_93">i</text:span><text:span text:style-name="T11_94"><text:s/></text:span><text:span text:style-name="T11_95">przy</text:span><text:span text:style-name="T11_96"><text:s/></text:span><text:span text:style-name="T11_97">okazji</text:span><text:span text:style-name="T11_98"><text:s/></text:span><text:span text:style-name="T11_99">najmroczniejszych</text:span><text:span text:style-name="T11_100">)<text:s/></text:span><text:span text:style-name="T11_101">wersji</text:span><text:span text:style-name="T11_102"><text:s/></text:span><text:span text:style-name="T11_103">wydarzeń</text:span><text:span text:style-name="T11_104">.</text:span></text:p>
      <text:p text:style-name="P12"/>
      <text:p text:style-name="P13"><text:span text:style-name="T13_1">Fanfik</text:span><text:span text:style-name="T13_2"><text:s/></text:span><text:span text:style-name="T13_3">perfekcyjnie</text:span><text:span text:style-name="T13_4"><text:s/></text:span><text:span text:style-name="T13_5">oddaje</text:span><text:span text:style-name="T13_6"><text:s/></text:span><text:span text:style-name="T13_7">charakter</text:span><text:span text:style-name="T13_8"><text:s/></text:span><text:span text:style-name="T13_9">bohaterek</text:span><text:span text:style-name="T13_10">.<text:s/></text:span><text:span text:style-name="T13_11">Najlepiej</text:span><text:span text:style-name="T13_12"><text:s/></text:span><text:span text:style-name="T13_13">poznajemy</text:span><text:span text:style-name="T13_14"><text:s/></text:span><text:span text:style-name="T13_15">Celestię</text:span><text:span text:style-name="T13_16">,<text:s/></text:span><text:span text:style-name="T13_17">bo</text:span><text:span text:style-name="T13_18"><text:s/></text:span><text:span text:style-name="T13_19">akcja</text:span><text:span text:style-name="T13_20"><text:s/></text:span><text:span text:style-name="T13_21">jest</text:span><text:span text:style-name="T13_22"><text:s/></text:span><text:span text:style-name="T13_23">prowadzona</text:span><text:span text:style-name="T13_24"><text:s/></text:span><text:span text:style-name="T13_25">z</text:span><text:span text:style-name="T13_26"><text:s/></text:span><text:span text:style-name="T13_27">jej</text:span><text:span text:style-name="T13_28"><text:s/></text:span><text:span text:style-name="T13_29">perspektywy</text:span><text:span text:style-name="T13_30">.<text:s/></text:span><text:span text:style-name="T13_31">Młoda</text:span><text:span text:style-name="T13_32"><text:s/></text:span><text:span text:style-name="T13_33">klacz</text:span><text:span text:style-name="T13_34">,<text:s/></text:span><text:span text:style-name="T13_35">wtedy</text:span><text:span text:style-name="T13_36"><text:s/></text:span><text:span text:style-name="T13_37">jeszcze</text:span><text:span text:style-name="T13_38"><text:s/></text:span><text:span text:style-name="T13_39">nie</text:span><text:span text:style-name="T13_40"><text:s/></text:span><text:span text:style-name="T13_41">księżniczka</text:span><text:span text:style-name="T13_42">,<text:s/></text:span><text:span text:style-name="T13_43">w</text:span><text:span text:style-name="T13_44"><text:s/></text:span><text:span text:style-name="T13_45">pięknych</text:span><text:span text:style-name="T13_46">,<text:s/></text:span><text:span text:style-name="T13_47">przypominających</text:span><text:span text:style-name="T13_48"><text:s/></text:span><text:span text:style-name="T13_49">trochę</text:span><text:span text:style-name="T13_50"><text:s/></text:span><text:span text:style-name="T13_51">baśń</text:span><text:span text:style-name="T13_52">,<text:s/></text:span><text:span text:style-name="T13_53">a</text:span><text:span text:style-name="T13_54"><text:s/></text:span><text:span text:style-name="T13_55">trochę</text:span><text:span text:style-name="T13_56"><text:s/></text:span><text:span text:style-name="T13_57">relację</text:span><text:span text:style-name="T13_58"><text:s/></text:span><text:span text:style-name="T13_59">słowach</text:span><text:span text:style-name="T13_60"><text:s/></text:span><text:span text:style-name="T13_61">z</text:span><text:span text:style-name="T13_62"><text:s/></text:span><text:span text:style-name="T13_63">aptekarską</text:span><text:span text:style-name="T13_64"><text:s/></text:span><text:span text:style-name="T13_65">precyzją</text:span><text:span text:style-name="T13_66"><text:s/></text:span><text:span text:style-name="T13_67">wyjaśnia</text:span><text:span text:style-name="T13_68"><text:s/></text:span><text:span text:style-name="T13_69">kolejne</text:span><text:span text:style-name="T13_70"><text:s/></text:span><text:span text:style-name="T13_71">wydarzenia</text:span><text:span text:style-name="T13_72">.<text:s/></text:span><text:span text:style-name="T13_73">Znajdzie</text:span><text:span text:style-name="T13_74"><text:s/></text:span><text:span text:style-name="T13_75">się</text:span><text:span text:style-name="T13_76"><text:s/></text:span><text:span text:style-name="T13_77">tu</text:span><text:span text:style-name="T13_78"><text:s/></text:span><text:span text:style-name="T13_79">również</text:span><text:span text:style-name="T13_80"><text:s/></text:span><text:span text:style-name="T13_81">miejsce</text:span><text:span text:style-name="T13_82"><text:s/></text:span><text:span text:style-name="T13_83">na</text:span><text:span text:style-name="T13_84"><text:s/></text:span><text:span text:style-name="T13_85">dokładny</text:span><text:span text:style-name="T13_86"><text:s/></text:span><text:span text:style-name="T13_87">opis</text:span><text:span text:style-name="T13_88"><text:s/></text:span><text:span text:style-name="T13_89">stosunków</text:span><text:span text:style-name="T13_90"><text:s/></text:span><text:span text:style-name="T13_91">panujących</text:span><text:span text:style-name="T13_92"><text:s/></text:span><text:span text:style-name="T13_93">między</text:span><text:span text:style-name="T13_94"><text:s/></text:span><text:span text:style-name="T13_95">siostrami</text:span><text:span text:style-name="T13_96">.<text:s/></text:span><text:span text:style-name="T13_97">Kaczy</text:span><text:span text:style-name="T13_98"><text:s/></text:span><text:span text:style-name="T13_99">podszedł</text:span><text:span text:style-name="T13_100"><text:s/></text:span><text:span text:style-name="T13_101">do</text:span><text:span text:style-name="T13_102"><text:s/></text:span><text:span text:style-name="T13_103">sprawy</text:span><text:span text:style-name="T13_104"><text:s/></text:span><text:span text:style-name="T13_105">tak</text:span><text:span text:style-name="T13_106"><text:s/></text:span><text:span text:style-name="T13_107">innowacyjnie</text:span><text:span text:style-name="T13_108">,<text:s/></text:span><text:span text:style-name="T13_109">że</text:span><text:span text:style-name="T13_110"><text:s/></text:span><text:span text:style-name="T13_111">w</text:span><text:span text:style-name="T13_112"><text:s/></text:span><text:span text:style-name="T13_113">jego</text:span><text:span text:style-name="T13_114"><text:s/></text:span><text:span text:style-name="T13_115">dziele</text:span><text:span text:style-name="T13_116"><text:s/></text:span><text:span text:style-name="T13_117">to</text:span><text:span text:style-name="T13_118"><text:s/></text:span><text:span text:style-name="T13_119">właśnie</text:span><text:span text:style-name="T13_120"><text:s/></text:span><text:span text:style-name="T13_121">Luna</text:span><text:span text:style-name="T13_122">,<text:s/></text:span><text:span text:style-name="T13_123">chociaż</text:span><text:span text:style-name="T13_124"><text:s/></text:span><text:span text:style-name="T13_125">młodsza</text:span><text:span text:style-name="T13_126">,<text:s/></text:span><text:span text:style-name="T13_127">jest</text:span><text:span text:style-name="T13_128"><text:s/></text:span><text:span text:style-name="T13_129">tą</text:span><text:span text:style-name="T13_130"><text:s/></text:span><text:span text:style-name="T13_131">dojrzalszą</text:span><text:span text:style-name="T13_132">,<text:s/></text:span><text:span text:style-name="T13_133">racjonalniejszą</text:span><text:span text:style-name="T13_134">,<text:s/></text:span><text:span text:style-name="T13_135">bardziej</text:span><text:span text:style-name="T13_136"><text:s/></text:span><text:span text:style-name="T13_137">rozum</text:span><text:span text:style-name="T13_138">n</text:span><text:span text:style-name="T13_139">ą</text:span><text:span text:style-name="T13_140">.<text:s/></text:span><text:span text:style-name="T13_141">Celestia</text:span><text:span text:style-name="T13_142">,<text:s/></text:span><text:span text:style-name="T13_143">nieco</text:span><text:span text:style-name="T13_144"><text:s/></text:span><text:span text:style-name="T13_145">naiwna</text:span><text:span text:style-name="T13_146"><text:s/></text:span><text:span text:style-name="T13_147">i</text:span><text:span text:style-name="T13_148"><text:s/></text:span><text:span text:style-name="T13_149">pełna</text:span><text:span text:style-name="T13_150"><text:s/></text:span><text:span text:style-name="T13_151">żywej</text:span><text:span text:style-name="T13_152">,<text:s/></text:span><text:span text:style-name="T13_153">młodzieńczej</text:span><text:span text:style-name="T13_154"><text:s/></text:span><text:span text:style-name="T13_155">nadziei</text:span><text:span text:style-name="T13_156">,<text:s/></text:span><text:span text:style-name="T13_157">uczy</text:span><text:span text:style-name="T13_158"><text:s/></text:span><text:span text:style-name="T13_159">się</text:span><text:span text:style-name="T13_160"><text:s/></text:span><text:span text:style-name="T13_161">od</text:span><text:span text:style-name="T13_162"><text:s/></text:span><text:span text:style-name="T13_163">niej</text:span><text:span text:style-name="T13_164">,<text:s/></text:span><text:span text:style-name="T13_165">przyznaje</text:span><text:span text:style-name="T13_166"><text:s/></text:span><text:span text:style-name="T13_167">jej</text:span><text:span text:style-name="T13_168"><text:s/></text:span><text:span text:style-name="T13_169">rację</text:span><text:span text:style-name="T13_170">,<text:s/></text:span><text:span text:style-name="T13_171">a</text:span><text:span text:style-name="T13_172"><text:s/></text:span><text:span text:style-name="T13_173">czasem</text:span><text:span text:style-name="T13_174">,<text:s/></text:span><text:span text:style-name="T13_175">przepełniona</text:span><text:span text:style-name="T13_176"><text:s/></text:span><text:span text:style-name="T13_177">pychą</text:span><text:span text:style-name="T13_178">,<text:s/></text:span><text:span text:style-name="T13_179">odwraca</text:span><text:span text:style-name="T13_180"><text:s/></text:span><text:span text:style-name="T13_181">się</text:span><text:span text:style-name="T13_182"><text:s/></text:span><text:span text:style-name="T13_183">od</text:span><text:span text:style-name="T13_184"><text:s/></text:span><text:span text:style-name="T13_185">oczywistych</text:span><text:span text:style-name="T13_186">,<text:s/></text:span><text:span text:style-name="T13_187">lecz</text:span><text:span text:style-name="T13_188"><text:s/></text:span><text:span text:style-name="T13_189">bolesnych</text:span><text:span text:style-name="T13_190"><text:s/></text:span><text:span text:style-name="T13_191">prawd</text:span><text:span text:style-name="T13_192"><text:s/></text:span><text:span text:style-name="T13_193">Luny</text:span><text:span text:style-name="T13_194">.<text:s/></text:span><text:span text:style-name="T13_195">Główna</text:span><text:span text:style-name="T13_196"><text:s/></text:span><text:span text:style-name="T13_197">bohaterka</text:span><text:span text:style-name="T13_198"><text:s/></text:span><text:span text:style-name="T13_199">dojrzewa</text:span><text:span text:style-name="T13_200"><text:s/></text:span><text:span text:style-name="T13_201">na</text:span><text:span text:style-name="T13_202"><text:s/></text:span><text:span text:style-name="T13_203">kartach</text:span><text:span text:style-name="T13_204"><text:s/></text:span><text:span text:style-name="T13_205">opowiadania</text:span><text:span text:style-name="T13_206">,<text:s/></text:span><text:span text:style-name="T13_207">co</text:span><text:span text:style-name="T13_208"><text:s/></text:span><text:span text:style-name="T13_209">wymuszają</text:span><text:span text:style-name="T13_210"><text:s/></text:span><text:span text:style-name="T13_211">nieprzyjemne</text:span><text:span text:style-name="T13_212"><text:s/></text:span><text:span text:style-name="T13_213">okoliczności</text:span><text:span text:style-name="T13_214">,<text:s/></text:span><text:span text:style-name="T13_215">a</text:span><text:span text:style-name="T13_216"><text:s/></text:span><text:span text:style-name="T13_217">czytelnicy</text:span><text:span text:style-name="T13_218"><text:s/></text:span><text:span text:style-name="T13_219">śledzą</text:span><text:span text:style-name="T13_220"><text:s/></text:span><text:span text:style-name="T13_221">jej</text:span><text:span text:style-name="T13_222"><text:s/></text:span><text:span text:style-name="T13_223">losy</text:span><text:span text:style-name="T13_224"><text:s/></text:span><text:span text:style-name="T13_225">z</text:span><text:span text:style-name="T13_226"><text:s/></text:span><text:span text:style-name="T13_227">prawdziwą</text:span><text:span text:style-name="T13_228"><text:s/></text:span><text:span text:style-name="T13_229">fascynacją</text:span><text:span text:style-name="T13_230">.</text:span></text:p>
      <text:p text:style-name="P14"/>
      <text:p text:style-name="P15"><text:span text:style-name="T15_1">Jeśli</text:span><text:span text:style-name="T15_2"><text:s/></text:span><text:span text:style-name="T15_3">już</text:span><text:span text:style-name="T15_4"><text:s/></text:span><text:span text:style-name="T15_5">jesteśmy</text:span><text:span text:style-name="T15_6"><text:s/></text:span><text:span text:style-name="T15_7">na</text:span><text:span text:style-name="T15_8"><text:s/></text:span><text:span text:style-name="T15_9">etapie</text:span><text:span text:style-name="T15_10"><text:s/></text:span><text:span text:style-name="T15_11">bezczelnego</text:span><text:span text:style-name="T15_12"><text:s/></text:span><text:span text:style-name="T15_13">zdradzania</text:span><text:span text:style-name="T15_14"><text:s/></text:span><text:span text:style-name="T15_15">fabuły</text:span><text:span text:style-name="T15_16">,<text:s/></text:span><text:span text:style-name="T15_17">warto</text:span><text:span text:style-name="T15_18"><text:s/></text:span><text:span text:style-name="T15_19">wspomnieć</text:span><text:span text:style-name="T15_20"><text:s/></text:span><text:span text:style-name="T15_21">również</text:span><text:span text:style-name="T15_22"><text:s/></text:span><text:span text:style-name="T15_23">o</text:span><text:span text:style-name="T15_24"><text:s/></text:span><text:span text:style-name="T15_25">scenie</text:span><text:span text:style-name="T15_26"><text:s/></text:span><text:span text:style-name="T15_27">kulminacyjnej</text:span><text:span text:style-name="T15_28">,<text:s/></text:span><text:span text:style-name="T15_29">o</text:span><text:span text:style-name="T15_30"><text:s/></text:span><text:span text:style-name="T15_31">której</text:span><text:span text:style-name="T15_32">,<text:s/></text:span><text:span text:style-name="T15_33">rzecz</text:span><text:span text:style-name="T15_34"><text:s/></text:span><text:span text:style-name="T15_35">jasna</text:span><text:span text:style-name="T15_36">,<text:s/></text:span><text:span text:style-name="T15_37">nie</text:span><text:span text:style-name="T15_38"><text:s/></text:span><text:span text:style-name="T15_39">mogę</text:span><text:span text:style-name="T15_40"><text:s/></text:span><text:span text:style-name="T15_41">powiedzieć</text:span><text:span text:style-name="T15_42"><text:s/></text:span><text:span text:style-name="T15_43">tak</text:span><text:span text:style-name="T15_44"><text:s/></text:span><text:span text:style-name="T15_45">dużo</text:span><text:span text:style-name="T15_46">,<text:s/></text:span><text:span text:style-name="T15_47">jakbym</text:span><text:span text:style-name="T15_48"><text:s/></text:span><text:span text:style-name="T15_49">chciała</text:span><text:span text:style-name="T15_50">.<text:s/></text:span><text:span text:style-name="T15_51">Każdy</text:span><text:span text:style-name="T15_52">,<text:s/></text:span><text:span text:style-name="T15_53">kto</text:span><text:span text:style-name="T15_54"><text:s/></text:span><text:span text:style-name="T15_55">dotrze</text:span><text:span text:style-name="T15_56"><text:s/></text:span><text:span text:style-name="T15_57">do</text:span><text:span text:style-name="T15_58"><text:s/></text:span><text:span text:style-name="T15_59">fragmentu</text:span><text:span text:style-name="T15_60">,<text:s/></text:span><text:span text:style-name="T15_61">kiedy</text:span><text:span text:style-name="T15_62"><text:s/></text:span><text:span text:style-name="T15_63">akcja</text:span><text:span text:style-name="T15_64"><text:s/></text:span><text:span text:style-name="T15_65">nabiera</text:span><text:span text:style-name="T15_66"><text:s/></text:span><text:span text:style-name="T15_67">iście</text:span><text:span text:style-name="T15_68"><text:s/></text:span><text:span text:style-name="T15_69">zawrotnego</text:span><text:span text:style-name="T15_70"><text:s/></text:span><text:span text:style-name="T15_71">tempa</text:span><text:span text:style-name="T15_72">,<text:s/></text:span><text:span text:style-name="T15_73">a</text:span><text:span text:style-name="T15_74"><text:s/></text:span><text:span text:style-name="T15_75">życie</text:span><text:span text:style-name="T15_76"><text:s/></text:span><text:span text:style-name="T15_77">księżniczek</text:span><text:span text:style-name="T15_78"><text:s/></text:span><text:span text:style-name="T15_79">znajduje</text:span><text:span text:style-name="T15_80"><text:s/></text:span><text:span text:style-name="T15_81">się</text:span><text:span text:style-name="T15_82"><text:s/></text:span><text:span text:style-name="T15_83">nagle</text:span><text:span text:style-name="T15_84"><text:s/></text:span><text:span text:style-name="T15_85">w</text:span><text:span text:style-name="T15_86"><text:s/></text:span><text:span text:style-name="T15_87">wielkim</text:span><text:span text:style-name="T15_88"><text:s/></text:span><text:span text:style-name="T15_89">niebezpieczeństwie</text:span><text:span text:style-name="T15_90">,<text:s/></text:span><text:span text:style-name="T15_91">przyzna</text:span><text:span text:style-name="T15_92">,<text:s/></text:span><text:span text:style-name="T15_93">że</text:span><text:span text:style-name="T15_94"><text:s/></text:span><text:span text:style-name="T15_95">jest</text:span><text:span text:style-name="T15_96"><text:s/></text:span><text:span text:style-name="T15_97">on</text:span><text:span text:style-name="T15_98"><text:s/></text:span><text:span text:style-name="T15_99">dopracowany</text:span><text:span text:style-name="T15_100"><text:s/></text:span><text:span text:style-name="T15_101">do</text:span><text:span text:style-name="T15_102"><text:s/></text:span><text:span text:style-name="T15_103">granic</text:span><text:span text:style-name="T15_104"><text:s/></text:span><text:span text:style-name="T15_105">możliwości</text:span><text:span text:style-name="T15_106">,<text:s/></text:span><text:span text:style-name="T15_107">a</text:span><text:span text:style-name="T15_108"><text:s/></text:span><text:span text:style-name="T15_109">kolejne</text:span><text:span text:style-name="T15_110"><text:s/></text:span><text:span text:style-name="T15_111">dramatyczne</text:span><text:span text:style-name="T15_112"><text:s/></text:span><text:span text:style-name="T15_113">wydarzenia</text:span><text:span text:style-name="T15_114"><text:s/></text:span><text:span text:style-name="T15_115">są</text:span><text:span text:style-name="T15_116"><text:s/></text:span><text:span text:style-name="T15_117">podawane</text:span><text:span text:style-name="T15_118"><text:s/></text:span><text:span text:style-name="T15_119">czytelnikowi</text:span><text:span text:style-name="T15_120"><text:s/></text:span><text:span text:style-name="T15_121">z</text:span><text:span text:style-name="T15_122"><text:s/></text:span><text:span text:style-name="T15_123">taką</text:span><text:span text:style-name="T15_124"><text:s/></text:span><text:span text:style-name="T15_125">szybkością</text:span><text:span text:style-name="T15_126">,<text:s/></text:span><text:span text:style-name="T15_127">że</text:span><text:span text:style-name="T15_128"><text:s/></text:span><text:span text:style-name="T15_129">nie</text:span><text:span text:style-name="T15_130"><text:s/></text:span><text:span text:style-name="T15_131">może</text:span><text:span text:style-name="T15_132"><text:s/></text:span><text:span text:style-name="T15_133">się</text:span><text:span text:style-name="T15_134"><text:s/></text:span><text:span text:style-name="T15_135">on</text:span><text:span text:style-name="T15_136"><text:s/></text:span><text:span text:style-name="T15_137">od</text:span><text:span text:style-name="T15_138"><text:s/></text:span><text:span text:style-name="T15_139">niego</text:span><text:span text:style-name="T15_140"><text:s/></text:span><text:span text:style-name="T15_141">oderwać</text:span><text:span text:style-name="T15_142">.<text:s/></text:span><text:span text:style-name="T15_143">Jest</text:span><text:span text:style-name="T15_144"><text:s/></text:span><text:span text:style-name="T15_145">to</text:span><text:span text:style-name="T15_146"><text:s/></text:span><text:span text:style-name="T15_147">równocześnie</text:span><text:span text:style-name="T15_148"><text:s/></text:span><text:span text:style-name="T15_149">moment</text:span><text:span text:style-name="T15_150">,<text:s/></text:span><text:span text:style-name="T15_151">który</text:span><text:span text:style-name="T15_152"><text:s/></text:span><text:span text:style-name="T15_153">rzuca</text:span><text:span text:style-name="T15_154"><text:s/></text:span><text:span text:style-name="T15_155">nowe</text:span><text:span text:style-name="T15_156"><text:s/></text:span><text:span text:style-name="T15_157">światło</text:span><text:span text:style-name="T15_158"><text:s/></text:span><text:span text:style-name="T15_159">na</text:span><text:span text:style-name="T15_160"><text:s/></text:span><text:span text:style-name="T15_161">osobę</text:span><text:span text:style-name="T15_162"><text:s/></text:span><text:span text:style-name="T15_163">Celestii</text:span><text:span text:style-name="T15_164"><text:s/>–<text:s/></text:span><text:span text:style-name="T15_165">nagle</text:span><text:span text:style-name="T15_166"><text:s/></text:span><text:span text:style-name="T15_167">do</text:span><text:span text:style-name="T15_168"><text:s/></text:span><text:span text:style-name="T15_169">osoby</text:span><text:span text:style-name="T15_170"><text:s/></text:span><text:span text:style-name="T15_171">po</text:span><text:span text:style-name="T15_172"><text:s/></text:span><text:span text:style-name="T15_173">drugiej</text:span><text:span text:style-name="T15_174"><text:s/></text:span><text:span text:style-name="T15_175">stronie</text:span><text:span text:style-name="T15_176"><text:s/></text:span><text:span text:style-name="T15_177">monitora</text:span><text:span text:style-name="T15_178"><text:s/></text:span><text:span text:style-name="T15_179">dociera</text:span><text:span text:style-name="T15_180"><text:s/></text:span><text:span text:style-name="T15_181">z</text:span><text:span text:style-name="T15_182"><text:s/></text:span><text:span text:style-name="T15_183">całą</text:span><text:span text:style-name="T15_184"><text:s/></text:span><text:span text:style-name="T15_185">stanowczością</text:span><text:span text:style-name="T15_186">,<text:s/></text:span><text:span text:style-name="T15_187">że</text:span><text:span text:style-name="T15_188"><text:s/></text:span><text:span text:style-name="T15_189">księżniczka</text:span><text:span text:style-name="T15_190"><text:s/></text:span><text:span text:style-name="T15_191">nie</text:span><text:span text:style-name="T15_192"><text:s/></text:span><text:span text:style-name="T15_193">jest</text:span><text:span text:style-name="T15_194"><text:s/></text:span><text:span text:style-name="T15_195">herosem</text:span><text:span text:style-name="T15_196"><text:s/></text:span><text:span text:style-name="T15_197">i</text:span><text:span text:style-name="T15_198"><text:s/></text:span><text:span text:style-name="T15_199">wszechmocnym</text:span><text:span text:style-name="T15_200"><text:s/></text:span><text:span text:style-name="T15_201">alikornem</text:span><text:span text:style-name="T15_202">,<text:s/></text:span><text:span text:style-name="T15_203">lecz</text:span><text:span text:style-name="T15_204"><text:s/></text:span><text:span text:style-name="T15_205">słabą</text:span><text:span text:style-name="T15_206">,<text:s/></text:span><text:span text:style-name="T15_207">zagubioną</text:span><text:span text:style-name="T15_208">,<text:s/></text:span><text:span text:style-name="T15_209">przerażoną</text:span><text:span text:style-name="T15_210"><text:s/></text:span><text:span text:style-name="T15_211">nastolatką</text:span><text:span text:style-name="T15_212">,<text:s/></text:span><text:span text:style-name="T15_213">którą</text:span><text:span text:style-name="T15_214"><text:s/></text:span><text:span text:style-name="T15_215">ostatecznie</text:span><text:span text:style-name="T15_216"><text:s/></text:span><text:span text:style-name="T15_217">okoliczności</text:span><text:span text:style-name="T15_218"><text:s/></text:span><text:span text:style-name="T15_219">doprowadziły</text:span><text:span text:style-name="T15_220"><text:s/></text:span><text:span text:style-name="T15_221">do</text:span><text:span text:style-name="T15_222">…<text:s/></text:span><text:span text:style-name="T15_223">i</text:span><text:span text:style-name="T15_224"><text:s/></text:span><text:span text:style-name="T15_225">na</text:span><text:span text:style-name="T15_226"><text:s/></text:span><text:span text:style-name="T15_227">tym</text:span><text:span text:style-name="T15_228"><text:s/></text:span><text:span text:style-name="T15_229">pozwolę</text:span><text:span text:style-name="T15_230"><text:s/></text:span><text:span text:style-name="T15_231">sobie</text:span><text:span text:style-name="T15_232"><text:s/></text:span><text:span text:style-name="T15_233">skończyć</text:span><text:span text:style-name="T15_234">,<text:s/></text:span><text:span text:style-name="T15_235">kto</text:span><text:span text:style-name="T15_236"><text:s/></text:span><text:span text:style-name="T15_237">chce</text:span><text:span text:style-name="T15_238"><text:s/></text:span><text:span text:style-name="T15_239">się</text:span><text:span text:style-name="T15_240"><text:s/></text:span><text:span text:style-name="T15_241">dowiedzieć</text:span><text:span text:style-name="T15_242">,<text:s/></text:span><text:span text:style-name="T15_243">niech</text:span><text:span text:style-name="T15_244"><text:s/></text:span><text:span text:style-name="T15_245">sięgnie</text:span><text:span text:style-name="T15_246"><text:s/></text:span><text:span text:style-name="T15_247">po</text:span><text:span text:style-name="T15_248"><text:s/></text:span><text:span text:style-name="T15_249">lekturę</text:span><text:span text:style-name="T15_250">.</text:span></text:p>
      <text:p text:style-name="P16"/>
      <text:p text:style-name="P17"><text:span text:style-name="T17_1">Na</text:span><text:span text:style-name="T17_2"><text:s/></text:span><text:span text:style-name="T17_3">szczególną</text:span><text:span text:style-name="T17_4"><text:s/></text:span><text:span text:style-name="T17_5">uwagę</text:span><text:span text:style-name="T17_6"><text:s/></text:span><text:span text:style-name="T17_7">zasługuje</text:span><text:span text:style-name="T17_8"><text:s/></text:span><text:span text:style-name="T17_9">styl</text:span><text:span text:style-name="T17_10">.<text:s/></text:span><text:span text:style-name="T17_11">Rzadko</text:span><text:span text:style-name="T17_12"><text:s/></text:span><text:span text:style-name="T17_13">spotyka</text:span><text:span text:style-name="T17_14"><text:s/></text:span><text:span text:style-name="T17_15">się</text:span><text:span text:style-name="T17_16"><text:s/></text:span><text:span text:style-name="T17_17">opowiadanie</text:span><text:span text:style-name="T17_18"><text:s/></text:span><text:span text:style-name="T17_19">tak</text:span><text:span text:style-name="T17_20"><text:s/></text:span><text:span text:style-name="T17_21">piękne</text:span><text:span text:style-name="T17_22"><text:s/></text:span><text:span text:style-name="T17_23">i</text:span><text:span text:style-name="T17_24"><text:s/></text:span><text:span text:style-name="T17_25">bogate</text:span><text:span text:style-name="T17_26">.<text:s/></text:span><text:span text:style-name="T17_27">Ważną</text:span><text:span text:style-name="T17_28"><text:s/></text:span><text:span text:style-name="T17_29">częścią</text:span><text:span text:style-name="T17_30"><text:s/></text:span><text:span text:style-name="T17_31">historii</text:span><text:span text:style-name="T17_32"><text:s/></text:span><text:span text:style-name="T17_33">są</text:span><text:span text:style-name="T17_34"><text:s/></text:span><text:span text:style-name="T17_35">fenomenalne</text:span><text:span text:style-name="T17_36"><text:s/></text:span><text:span text:style-name="T17_37">opisy</text:span><text:span text:style-name="T17_38"><text:s/></text:span><text:span text:style-name="T17_39">i</text:span><text:span text:style-name="T17_40"><text:s/></text:span><text:span text:style-name="T17_41">to</text:span><text:span text:style-name="T17_42"><text:s/></text:span><text:span text:style-name="T17_43">właśnie</text:span><text:span text:style-name="T17_44"><text:s/></text:span><text:span text:style-name="T17_45">one</text:span><text:span text:style-name="T17_46"><text:s/></text:span><text:span text:style-name="T17_47">pchają</text:span><text:span text:style-name="T17_48"><text:s/></text:span><text:span text:style-name="T17_49">akcję</text:span><text:span text:style-name="T17_50"><text:s/></text:span><text:span text:style-name="T17_51">do</text:span><text:span text:style-name="T17_52"><text:s/></text:span><text:span text:style-name="T17_53">przodu</text:span><text:span text:style-name="T17_54"><text:s/>–<text:s/></text:span><text:span text:style-name="T17_55">nie</text:span><text:span text:style-name="T17_56"><text:s/></text:span><text:span text:style-name="T17_57">ma</text:span><text:span text:style-name="T17_58"><text:s/></text:span><text:span text:style-name="T17_59">co</text:span><text:span text:style-name="T17_60"><text:s/></text:span><text:span text:style-name="T17_61">się</text:span><text:span text:style-name="T17_62"><text:s/></text:span><text:span text:style-name="T17_63">dziwić</text:span><text:span text:style-name="T17_64">,<text:s/></text:span><text:span text:style-name="T17_65">w</text:span><text:span text:style-name="T17_66"><text:s/></text:span><text:span text:style-name="T17_67">końcu</text:span><text:span text:style-name="T17_68"><text:s/></text:span><text:span text:style-name="T17_69">pierwszoosobowa</text:span><text:span text:style-name="T17_70"><text:s/></text:span><text:span text:style-name="T17_71">narracja</text:span><text:span text:style-name="T17_72"><text:s/></text:span><text:span text:style-name="T17_73">często</text:span><text:span text:style-name="T17_74"><text:s/></text:span><text:span text:style-name="T17_75">upodabnia</text:span><text:span text:style-name="T17_76"><text:s/></text:span><text:span text:style-name="T17_77">opowieści</text:span><text:span text:style-name="T17_78"><text:s/></text:span><text:span text:style-name="T17_79">do</text:span><text:span text:style-name="T17_80"><text:s/></text:span><text:span text:style-name="T17_81">pamiętnika</text:span><text:span text:style-name="T17_82">.<text:s/></text:span><text:span text:style-name="T17_83">Od</text:span><text:span text:style-name="T17_84"><text:s/></text:span><text:span text:style-name="T17_85">Celestii</text:span><text:span text:style-name="T17_86"><text:s/></text:span><text:span text:style-name="T17_87">Kaczego</text:span><text:span text:style-name="T17_88">,<text:s/></text:span><text:span text:style-name="T17_89">mimo</text:span><text:span text:style-name="T17_90"><text:s/></text:span><text:span text:style-name="T17_91">że</text:span><text:span text:style-name="T17_92"><text:s/></text:span><text:span text:style-name="T17_93">we</text:span><text:span text:style-name="T17_94"><text:s/>„</text:span><text:span text:style-name="T17_95">Wspomnieniach</text:span><text:span text:style-name="T17_96">…”<text:s/></text:span><text:span text:style-name="T17_97">jest</text:span><text:span text:style-name="T17_98"><text:s/></text:span><text:span text:style-name="T17_99">jeszcze</text:span><text:span text:style-name="T17_100"><text:s/></text:span><text:span text:style-name="T17_101">młodą</text:span><text:span text:style-name="T17_102"><text:s/></text:span><text:span text:style-name="T17_103">trzpiotką</text:span><text:span text:style-name="T17_104">,<text:s/></text:span><text:span text:style-name="T17_105">bije</text:span><text:span text:style-name="T17_106"><text:s/></text:span><text:span text:style-name="T17_107">królewski</text:span><text:span text:style-name="T17_108"><text:s/></text:span><text:span text:style-name="T17_109">blask</text:span><text:span text:style-name="T17_110">.<text:s/></text:span><text:span text:style-name="T17_111">Słownictwo</text:span><text:span text:style-name="T17_112">,<text:s/></text:span><text:span text:style-name="T17_113">jakiego</text:span><text:span text:style-name="T17_114"><text:s/></text:span><text:span text:style-name="T17_115">używa</text:span><text:span text:style-name="T17_116">,<text:s/></text:span><text:span text:style-name="T17_117">doskonale</text:span><text:span text:style-name="T17_118"><text:s/></text:span><text:span text:style-name="T17_119">ją</text:span><text:span text:style-name="T17_120"><text:s/></text:span><text:span text:style-name="T17_121">charakteryzuje</text:span><text:span text:style-name="T17_122"><text:s/></text:span><text:span text:style-name="T17_123">i</text:span><text:span text:style-name="T17_124"><text:s/></text:span><text:span text:style-name="T17_125">nie</text:span><text:span text:style-name="T17_126"><text:s/></text:span><text:span text:style-name="T17_127">kłóci</text:span><text:span text:style-name="T17_128"><text:s/></text:span><text:span text:style-name="T17_129">się</text:span><text:span text:style-name="T17_130"><text:s/></text:span><text:span text:style-name="T17_131">z</text:span><text:span text:style-name="T17_132"><text:s/></text:span><text:span text:style-name="T17_133">serialowym</text:span><text:span text:style-name="T17_134"><text:s/></text:span><text:span text:style-name="T17_135">wizerunkiem</text:span><text:span text:style-name="T17_136"><text:s/></text:span><text:span text:style-name="T17_137">władczyni</text:span><text:span text:style-name="T17_138">.<text:s/></text:span><text:span text:style-name="T17_139">Jeżeli</text:span><text:span text:style-name="T17_140"><text:s/></text:span><text:span text:style-name="T17_141">ktoś</text:span><text:span text:style-name="T17_142"><text:s/></text:span><text:span text:style-name="T17_143">uwielbia</text:span><text:span text:style-name="T17_144"><text:s/></text:span><text:span text:style-name="T17_145">Celestię</text:span><text:span text:style-name="T17_146"><text:s/></text:span><text:span text:style-name="T17_147">właśnie</text:span><text:span text:style-name="T17_148"><text:s/></text:span><text:span text:style-name="T17_149">za</text:span><text:span text:style-name="T17_150"><text:s/></text:span><text:span text:style-name="T17_151">jej</text:span><text:span text:style-name="T17_152"><text:s/></text:span><text:span text:style-name="T17_153">dostojność</text:span><text:span text:style-name="T17_154"><text:s/></text:span><text:span text:style-name="T17_155">i</text:span><text:span text:style-name="T17_156"><text:s/></text:span><text:span text:style-name="T17_157">królewską</text:span><text:span text:style-name="T17_158"><text:s/></text:span><text:span text:style-name="T17_159">postawę</text:span><text:span text:style-name="T17_160">,<text:s/></text:span><text:span text:style-name="T17_161">kreacja</text:span><text:span text:style-name="T17_162"><text:s/></text:span><text:span text:style-name="T17_163">Kaczego</text:span><text:span text:style-name="T17_164"><text:s/></text:span><text:span text:style-name="T17_165">z</text:span><text:span text:style-name="T17_166"><text:s/></text:span><text:span text:style-name="T17_167">pewnością</text:span><text:span text:style-name="T17_168"><text:s/></text:span><text:span text:style-name="T17_169">trafi</text:span><text:span text:style-name="T17_170"><text:s/></text:span><text:span text:style-name="T17_171">mu</text:span><text:span text:style-name="T17_172"><text:s/></text:span><text:span text:style-name="T17_173">do</text:span><text:span text:style-name="T17_174"><text:s/></text:span><text:span text:style-name="T17_175">serca</text:span><text:span text:style-name="T17_176">.</text:span></text:p>
      <text:p text:style-name="P18"/>
      <text:p text:style-name="P19"><text:span text:style-name="T19_1">Niesamowity</text:span><text:span text:style-name="T19_2">,<text:s/></text:span><text:span text:style-name="T19_3">bajkowy</text:span><text:span text:style-name="T19_4"><text:s/></text:span><text:span text:style-name="T19_5">styl</text:span><text:span text:style-name="T19_6"><text:s/></text:span><text:span text:style-name="T19_7">docenia</text:span><text:span text:style-name="T19_8"><text:s/></text:span><text:span text:style-name="T19_9">się</text:span><text:span text:style-name="T19_10"><text:s/></text:span><text:span text:style-name="T19_11">jeszcze</text:span><text:span text:style-name="T19_12"><text:s/></text:span><text:span text:style-name="T19_13">bardziej</text:span><text:span text:style-name="T19_14"><text:s/></text:span><text:span text:style-name="T19_15">po</text:span><text:span text:style-name="T19_16"><text:s/></text:span><text:span text:style-name="T19_17">lekturze</text:span><text:span text:style-name="T19_18"><text:s/>„</text:span><text:span text:style-name="T19_19">Chłodu</text:span><text:span text:style-name="T19_20"><text:s/></text:span><text:span text:style-name="T19_21">Północy</text:span><text:span text:style-name="T19_22">”<text:s/></text:span><text:span text:style-name="T19_23">Niklasa</text:span><text:span text:style-name="T19_24">,<text:s/></text:span><text:span text:style-name="T19_25">krótkiego</text:span><text:span text:style-name="T19_26">,<text:s/></text:span><text:span text:style-name="T19_27">oficjalnego</text:span><text:span text:style-name="T19_28"><text:s/></text:span><text:span text:style-name="T19_29">przerywnika</text:span><text:span text:style-name="T19_30"><text:s/></text:span><text:span text:style-name="T19_31">między</text:span><text:span text:style-name="T19_32"><text:s/></text:span><text:span text:style-name="T19_33">dwiema</text:span><text:span text:style-name="T19_34"><text:s/></text:span><text:span text:style-name="T19_35">planowanymi</text:span><text:span text:style-name="T19_36"><text:s/></text:span><text:span text:style-name="T19_37">częściami</text:span><text:span text:style-name="T19_38"><text:s/>„</text:span><text:span text:style-name="T19_39">Wspomnień</text:span><text:span text:style-name="T19_40">…”.<text:s/></text:span><text:span text:style-name="T19_41">Opowiadanie</text:span><text:span text:style-name="T19_42"><text:s/></text:span><text:span text:style-name="T19_43">jest</text:span><text:span text:style-name="T19_44"><text:s/></text:span><text:span text:style-name="T19_45">bardzo</text:span><text:span text:style-name="T19_46"><text:s/></text:span><text:span text:style-name="T19_47">dobre</text:span><text:span text:style-name="T19_48"><text:s/></text:span><text:span text:style-name="T19_49">i</text:span><text:span text:style-name="T19_50"><text:s/></text:span><text:span text:style-name="T19_51">jego</text:span><text:span text:style-name="T19_52"><text:s/></text:span><text:span text:style-name="T19_53">lektura</text:span><text:span text:style-name="T19_54"><text:s/></text:span><text:span text:style-name="T19_55">wywołuje</text:span><text:span text:style-name="T19_56"><text:s/></text:span><text:span text:style-name="T19_57">same</text:span><text:span text:style-name="T19_58"><text:s/></text:span><text:span text:style-name="T19_59">pozytywne</text:span><text:span text:style-name="T19_60"><text:s/></text:span><text:span text:style-name="T19_61">emocje</text:span><text:span text:style-name="T19_62">,<text:s/></text:span><text:span text:style-name="T19_63">ale</text:span><text:span text:style-name="T19_64"><text:s/></text:span><text:span text:style-name="T19_65">w</text:span><text:span text:style-name="T19_66"><text:s/></text:span><text:span text:style-name="T19_67">porównaniu</text:span><text:span text:style-name="T19_68"><text:s/></text:span><text:span text:style-name="T19_69">do</text:span><text:span text:style-name="T19_70"><text:s/></text:span><text:span text:style-name="T19_71">historii</text:span><text:span text:style-name="T19_72"><text:s/></text:span><text:span text:style-name="T19_73">Kaczego</text:span><text:span text:style-name="T19_74"><text:s/>–<text:s/></text:span><text:span text:style-name="T19_75">czegoś</text:span><text:span text:style-name="T19_76"><text:s/></text:span><text:span text:style-name="T19_77">brakuje</text:span><text:span text:style-name="T19_78">.<text:s/></text:span><text:span text:style-name="T19_79">Jakiejś</text:span><text:span text:style-name="T19_80"><text:s/></text:span><text:span text:style-name="T19_81">iskry</text:span><text:span text:style-name="T19_82">,<text:s/></text:span><text:span text:style-name="T19_83">która</text:span><text:span text:style-name="T19_84"><text:s/></text:span><text:span text:style-name="T19_85">sprawiłaby</text:span><text:span text:style-name="T19_86">,<text:s/></text:span><text:span text:style-name="T19_87">że</text:span><text:span text:style-name="T19_88"><text:s/></text:span><text:span text:style-name="T19_89">kolejne</text:span><text:span text:style-name="T19_90"><text:s/></text:span><text:span text:style-name="T19_91">akapity</text:span><text:span text:style-name="T19_92"><text:s/>–<text:s/></text:span><text:span text:style-name="T19_93">zwykły</text:span><text:span text:style-name="T19_94"><text:s/></text:span><text:span text:style-name="T19_95">zlepek</text:span><text:span text:style-name="T19_96"><text:s/></text:span><text:span text:style-name="T19_97">literek</text:span><text:span text:style-name="T19_98"><text:s/>–<text:s/></text:span><text:span text:style-name="T19_99">oczarowywałyby</text:span><text:span text:style-name="T19_100"><text:s/></text:span><text:span text:style-name="T19_101">swoją</text:span><text:span text:style-name="T19_102"><text:s/></text:span><text:span text:style-name="T19_103">magią</text:span><text:span text:style-name="T19_104">.</text:span></text:p>
      <text:p text:style-name="P20"/>
      <text:p text:style-name="P21"><text:span text:style-name="T21_1">Na</text:span><text:span text:style-name="T21_2"><text:s/></text:span><text:span text:style-name="T21_3">tym</text:span><text:span text:style-name="T21_4"><text:s/></text:span><text:span text:style-name="T21_5">etapie</text:span><text:span text:style-name="T21_6"><text:s/></text:span><text:span text:style-name="T21_7">muszę</text:span><text:span text:style-name="T21_8"><text:s/></text:span><text:span text:style-name="T21_9">zaznaczyć</text:span><text:span text:style-name="T21_10">,<text:s/></text:span><text:span text:style-name="T21_11">że</text:span><text:span text:style-name="T21_12"><text:s/></text:span><text:span text:style-name="T21_13">według</text:span><text:span text:style-name="T21_14"><text:s/></text:span><text:span text:style-name="T21_15">mnie</text:span><text:span text:style-name="T21_16"><text:s/></text:span><text:span text:style-name="T21_17">opowiadanie</text:span><text:span text:style-name="T21_18"><text:s/></text:span><text:span text:style-name="T21_19">jest</text:span><text:span text:style-name="T21_20"><text:s/></text:span><text:span text:style-name="T21_21">dla</text:span><text:span text:style-name="T21_22"><text:s/></text:span><text:span text:style-name="T21_23">nieco</text:span><text:span text:style-name="T21_24"><text:s/></text:span><text:span text:style-name="T21_25">dojrzalszych</text:span><text:span text:style-name="T21_26"><text:s/></text:span><text:span text:style-name="T21_27">czytelników</text:span><text:span text:style-name="T21_28">.<text:s/></text:span><text:span text:style-name="T21_29">Akcja</text:span><text:span text:style-name="T21_30">,<text:s/></text:span><text:span text:style-name="T21_31">owszem</text:span><text:span text:style-name="T21_32">,<text:s/></text:span><text:span text:style-name="T21_33">jest</text:span><text:span text:style-name="T21_34">,<text:s/></text:span><text:span text:style-name="T21_35">ale</text:span><text:span text:style-name="T21_36"><text:s/></text:span><text:span text:style-name="T21_37">bardziej</text:span><text:span text:style-name="T21_38"><text:s/></text:span><text:span text:style-name="T21_39">na</text:span><text:span text:style-name="T21_40"><text:s/></text:span><text:span text:style-name="T21_41">zasadzie</text:span><text:span text:style-name="T21_42"><text:s/></text:span><text:span text:style-name="T21_43">pokazania</text:span><text:span text:style-name="T21_44"><text:s/></text:span><text:span text:style-name="T21_45">upadku</text:span><text:span text:style-name="T21_46"><text:s/></text:span><text:span text:style-name="T21_47">morale</text:span><text:span text:style-name="T21_48"><text:s/></text:span><text:span text:style-name="T21_49">i</text:span><text:span text:style-name="T21_50"><text:s/></text:span><text:span text:style-name="T21_51">rosnącego</text:span><text:span text:style-name="T21_52"><text:s/></text:span><text:span text:style-name="T21_53">buntu</text:span><text:span text:style-name="T21_54"><text:s/></text:span><text:span text:style-name="T21_55">niż</text:span><text:span text:style-name="T21_56"><text:s/></text:span><text:span text:style-name="T21_57">serii</text:span><text:span text:style-name="T21_58"><text:s/></text:span><text:span text:style-name="T21_59">sensacyjnych</text:span><text:span text:style-name="T21_60"><text:s/></text:span><text:span text:style-name="T21_61">pościgów</text:span><text:span text:style-name="T21_62">.<text:s/></text:span><text:span text:style-name="T21_63">Celestia</text:span><text:span text:style-name="T21_64"><text:s/></text:span><text:span text:style-name="T21_65">opowiada</text:span><text:span text:style-name="T21_66"><text:s/></text:span><text:span text:style-name="T21_67">historię</text:span><text:span text:style-name="T21_68"><text:s/></text:span><text:span text:style-name="T21_69">niespiesznie</text:span><text:span text:style-name="T21_70">,<text:s/></text:span><text:span text:style-name="T21_71">subtelnie</text:span><text:span text:style-name="T21_72"><text:s/></text:span><text:span text:style-name="T21_73">ubarwiając</text:span><text:span text:style-name="T21_74"><text:s/></text:span><text:span text:style-name="T21_75">ją</text:span><text:span text:style-name="T21_76"><text:s/></text:span><text:span text:style-name="T21_77">pięknie</text:span><text:span text:style-name="T21_78"><text:s/></text:span><text:span text:style-name="T21_79">opisanymi</text:span><text:span text:style-name="T21_80"><text:s/></text:span><text:span text:style-name="T21_81">obserwacjami</text:span><text:span text:style-name="T21_82"><text:s/></text:span><text:span text:style-name="T21_83">codziennego</text:span><text:span text:style-name="T21_84"><text:s/></text:span><text:span text:style-name="T21_85">życia</text:span><text:span text:style-name="T21_86">.<text:s/></text:span><text:span text:style-name="T21_87">Czytelnikowi</text:span><text:span text:style-name="T21_88"><text:s/></text:span><text:span text:style-name="T21_89">nastawionemu</text:span><text:span text:style-name="T21_90"><text:s/></text:span><text:span text:style-name="T21_91">na</text:span><text:span text:style-name="T21_92"><text:s/></text:span><text:span text:style-name="T21_93">mrożące</text:span><text:span text:style-name="T21_94"><text:s/></text:span><text:span text:style-name="T21_95">krew</text:span><text:span text:style-name="T21_96"><text:s/></text:span><text:span text:style-name="T21_97">w</text:span><text:span text:style-name="T21_98"><text:s/></text:span><text:span text:style-name="T21_99">żyłach</text:span><text:span text:style-name="T21_100"><text:s/></text:span><text:span text:style-name="T21_101">przygody</text:span><text:span text:style-name="T21_102"><text:s/></text:span><text:span text:style-name="T21_103">może</text:span><text:span text:style-name="T21_104"><text:s/></text:span><text:span text:style-name="T21_105">umknąć</text:span><text:span text:style-name="T21_106"><text:s/></text:span><text:span text:style-name="T21_107">dopieszczony</text:span><text:span text:style-name="T21_108"><text:s/></text:span><text:span text:style-name="T21_109">styl</text:span><text:span text:style-name="T21_110"><text:s/></text:span><text:span text:style-name="T21_111">i</text:span><text:span text:style-name="T21_112"><text:s/></text:span><text:span text:style-name="T21_113">fenomenalne</text:span><text:span text:style-name="T21_114"><text:s/></text:span><text:span text:style-name="T21_115">postaci</text:span><text:span text:style-name="T21_116">,<text:s/></text:span><text:span text:style-name="T21_117">niektóre</text:span><text:span text:style-name="T21_118"><text:s/></text:span><text:span text:style-name="T21_119">problemy</text:span><text:span text:style-name="T21_120"><text:s/></text:span><text:span text:style-name="T21_121">może</text:span><text:span text:style-name="T21_122"><text:s/></text:span><text:span text:style-name="T21_123">uznać</text:span><text:span text:style-name="T21_124"><text:s/></text:span><text:span text:style-name="T21_125">za</text:span><text:span text:style-name="T21_126"><text:s/></text:span><text:span text:style-name="T21_127">błahe</text:span><text:span text:style-name="T21_128">,<text:s/></text:span><text:span text:style-name="T21_129">a</text:span><text:span text:style-name="T21_130"><text:s/></text:span><text:span text:style-name="T21_131">rozbudowane</text:span><text:span text:style-name="T21_132"><text:s/></text:span><text:span text:style-name="T21_133">opisy</text:span><text:span text:style-name="T21_134"><text:s/>–<text:s/></text:span><text:span text:style-name="T21_135">za</text:span><text:span text:style-name="T21_136"><text:s/></text:span><text:span text:style-name="T21_137">nużące</text:span><text:span text:style-name="T21_138">.</text:span></text:p>
      <text:p text:style-name="P22"/>
      <text:p text:style-name="P23"><text:span text:style-name="T23_1">„</text:span><text:span text:style-name="T23_2">Wspomnienia</text:span><text:span text:style-name="T23_3">…”<text:s/></text:span><text:span text:style-name="T23_4">to</text:span><text:span text:style-name="T23_5"><text:s/></text:span><text:span text:style-name="T23_6">dzieło</text:span><text:span text:style-name="T23_7"><text:s/></text:span><text:span text:style-name="T23_8">napisane</text:span><text:span text:style-name="T23_9"><text:s/></text:span><text:span text:style-name="T23_10">przez</text:span><text:span text:style-name="T23_11"><text:s/></text:span><text:span text:style-name="T23_12">człowieka</text:span><text:span text:style-name="T23_13">,<text:s/></text:span><text:span text:style-name="T23_14">który</text:span><text:span text:style-name="T23_15"><text:s/></text:span><text:span text:style-name="T23_16">wiedział</text:span><text:span text:style-name="T23_17">,<text:s/></text:span><text:span text:style-name="T23_18">co</text:span><text:span text:style-name="T23_19"><text:s/></text:span><text:span text:style-name="T23_20">chce</text:span><text:span text:style-name="T23_21"><text:s/></text:span><text:span text:style-name="T23_22">przekazać</text:span><text:span text:style-name="T23_23"><text:s/></text:span><text:span text:style-name="T23_24">i</text:span><text:span text:style-name="T23_25"><text:s/></text:span><text:span text:style-name="T23_26">zrobił</text:span><text:span text:style-name="T23_27"><text:s/></text:span><text:span text:style-name="T23_28">to</text:span><text:span text:style-name="T23_29"><text:s/></text:span><text:span text:style-name="T23_30">w</text:span><text:span text:style-name="T23_31"><text:s/></text:span><text:span text:style-name="T23_32">najlepszy</text:span><text:span text:style-name="T23_33"><text:s/></text:span><text:span text:style-name="T23_34">możliwy</text:span><text:span text:style-name="T23_35"><text:s/></text:span><text:span text:style-name="T23_36">sposób</text:span><text:span text:style-name="T23_37">.<text:s/></text:span><text:span text:style-name="T23_38">Wszystko</text:span><text:span text:style-name="T23_39"><text:s/></text:span><text:span text:style-name="T23_40">jest</text:span><text:span text:style-name="T23_41"><text:s/></text:span><text:span text:style-name="T23_42">tu</text:span><text:span text:style-name="T23_43"><text:s/></text:span><text:span text:style-name="T23_44">na</text:span><text:span text:style-name="T23_45"><text:s/></text:span><text:span text:style-name="T23_46">swoim</text:span><text:span text:style-name="T23_47"><text:s/></text:span><text:span text:style-name="T23_48">miejscu</text:span><text:span text:style-name="T23_49">,<text:s/></text:span><text:span text:style-name="T23_50">począwszy</text:span><text:span text:style-name="T23_51"><text:s/></text:span><text:span text:style-name="T23_52">od</text:span><text:span text:style-name="T23_53"><text:s/></text:span><text:span text:style-name="T23_54">bohaterów</text:span><text:span text:style-name="T23_55">,<text:s/></text:span><text:span text:style-name="T23_56">przez</text:span><text:span text:style-name="T23_57"><text:s/></text:span><text:span text:style-name="T23_58">świat</text:span><text:span text:style-name="T23_59"><text:s/></text:span><text:span text:style-name="T23_60">przedstawiony</text:span><text:span text:style-name="T23_61">,<text:s/></text:span><text:span text:style-name="T23_62">aż</text:span><text:span text:style-name="T23_63"><text:s/></text:span><text:span text:style-name="T23_64">po</text:span><text:span text:style-name="T23_65"><text:s/></text:span><text:span text:style-name="T23_66">wywołujące</text:span><text:span text:style-name="T23_67"><text:s/></text:span><text:span text:style-name="T23_68">ciepły</text:span><text:span text:style-name="T23_69"><text:s/></text:span><text:span text:style-name="T23_70">uśmiech</text:span><text:span text:style-name="T23_71"><text:s/></text:span><text:span text:style-name="T23_72">zakończenie</text:span><text:span text:style-name="T23_73">.<text:s/></text:span><text:span text:style-name="T23_74">Ze</text:span><text:span text:style-name="T23_75"><text:s/></text:span><text:span text:style-name="T23_76">względu</text:span><text:span text:style-name="T23_77"><text:s/></text:span><text:span text:style-name="T23_78">na</text:span><text:span text:style-name="T23_79"><text:s/></text:span><text:span text:style-name="T23_80">specyfikę</text:span><text:span text:style-name="T23_81"><text:s/></text:span><text:span text:style-name="T23_82">ciężko</text:span><text:span text:style-name="T23_83"><text:s/></text:span><text:span text:style-name="T23_84">je</text:span><text:span text:style-name="T23_85"><text:s/></text:span><text:span text:style-name="T23_86">polecić</text:span><text:span text:style-name="T23_87"><text:s/></text:span><text:span text:style-name="T23_88">każdemu</text:span><text:span text:style-name="T23_89">,<text:s/></text:span><text:span text:style-name="T23_90">ale</text:span><text:span text:style-name="T23_91"><text:s/></text:span><text:span text:style-name="T23_92">gdy</text:span><text:span text:style-name="T23_93"><text:s/></text:span><text:span text:style-name="T23_94">już</text:span><text:span text:style-name="T23_95"><text:s/></text:span><text:span text:style-name="T23_96">wciągnie</text:span><text:span text:style-name="T23_97">,<text:s/></text:span><text:span text:style-name="T23_98">nie</text:span><text:span text:style-name="T23_99"><text:s/></text:span><text:span text:style-name="T23_100">puści</text:span><text:span text:style-name="T23_101"><text:s/></text:span><text:span text:style-name="T23_102">aż</text:span><text:span text:style-name="T23_103"><text:s/></text:span><text:span text:style-name="T23_104">do</text:span><text:span text:style-name="T23_105"><text:s/></text:span><text:span text:style-name="T23_106">ostatniej</text:span><text:span text:style-name="T23_107"><text:s/></text:span><text:span text:style-name="T23_108">kropki</text:span><text:span text:style-name="T23_109">.</text:span></text:p>
      <text:p text:style-name="P24"/>
      <text:p text:style-name="P25"><text:span text:style-name="T25_1">Madeleine</text:span></text:p>
      <text:p text:style-name="P26"/>
      <text:p text:style-name="P27"><text:span text:style-name="T27_1">Link</text:span><text:span text:style-name="T27_2"><text:s/></text:span><text:span text:style-name="T27_3">do</text:span><text:span text:style-name="T27_4"><text:s/></text:span><text:span text:style-name="T27_5">strony</text:span><text:span text:style-name="T27_6">:</text:span></text:p>
      <text:p text:style-name="P28"><text:span text:style-name="T28_1"><text:a xlink:type="simple" xlink:href="http://johnjoseco.deviantart.com/art/After-the-Banishment-252046316"><text:span text:style-name="T28_2">http</text:span></text:a></text:span><text:span text:style-name="T28_3"><text:a xlink:type="simple" xlink:href="http://johnjoseco.deviantart.com/art/After-the-Banishment-252046316"><text:span text:style-name="T28_4">://</text:span></text:a></text:span><text:span text:style-name="T28_5"><text:a xlink:type="simple" xlink:href="http://johnjoseco.deviantart.com/art/After-the-Banishment-252046316"><text:span text:style-name="T28_6">johnjoseco</text:span></text:a></text:span><text:span text:style-name="T28_7"><text:a xlink:type="simple" xlink:href="http://johnjoseco.deviantart.com/art/After-the-Banishment-252046316"><text:span text:style-name="T28_8">.</text:span></text:a></text:span><text:span text:style-name="T28_9"><text:a xlink:type="simple" xlink:href="http://johnjoseco.deviantart.com/art/After-the-Banishment-252046316"><text:span text:style-name="T28_10">deviantart</text:span></text:a></text:span><text:span text:style-name="T28_11"><text:a xlink:type="simple" xlink:href="http://johnjoseco.deviantart.com/art/After-the-Banishment-252046316"><text:span text:style-name="T28_12">.</text:span></text:a></text:span><text:span text:style-name="T28_13"><text:a xlink:type="simple" xlink:href="http://johnjoseco.deviantart.com/art/After-the-Banishment-252046316"><text:span text:style-name="T28_14">com</text:span></text:a></text:span><text:span text:style-name="T28_15"><text:a xlink:type="simple" xlink:href="http://johnjoseco.deviantart.com/art/After-the-Banishment-252046316"><text:span text:style-name="T28_16">/</text:span></text:a></text:span><text:span text:style-name="T28_17"><text:a xlink:type="simple" xlink:href="http://johnjoseco.deviantart.com/art/After-the-Banishment-252046316"><text:span text:style-name="T28_18">art</text:span></text:a></text:span><text:span text:style-name="T28_19"><text:a xlink:type="simple" xlink:href="http://johnjoseco.deviantart.com/art/After-the-Banishment-252046316"><text:span text:style-name="T28_20">/</text:span></text:a></text:span><text:span text:style-name="T28_21"><text:a xlink:type="simple" xlink:href="http://johnjoseco.deviantart.com/art/After-the-Banishment-252046316"><text:span text:style-name="T28_22">After</text:span></text:a></text:span><text:span text:style-name="T28_23"><text:a xlink:type="simple" xlink:href="http://johnjoseco.deviantart.com/art/After-the-Banishment-252046316"><text:span text:style-name="T28_24">-</text:span></text:a></text:span><text:span text:style-name="T28_25"><text:a xlink:type="simple" xlink:href="http://johnjoseco.deviantart.com/art/After-the-Banishment-252046316"><text:span text:style-name="T28_26">the</text:span></text:a></text:span><text:span text:style-name="T28_27"><text:a xlink:type="simple" xlink:href="http://johnjoseco.deviantart.com/art/After-the-Banishment-252046316"><text:span text:style-name="T28_28">-</text:span></text:a></text:span><text:span text:style-name="T28_29"><text:a xlink:type="simple" xlink:href="http://johnjoseco.deviantart.com/art/After-the-Banishment-252046316"><text:span text:style-name="T28_30">Banishment</text:span></text:a></text:span><text:span text:style-name="T28_31"><text:a xlink:type="simple" xlink:href="http://johnjoseco.deviantart.com/art/After-the-Banishment-252046316"><text:span text:style-name="T28_32">-252046316</text:span></text:a></text:span></text:p>
      <text:p text:style-name="P29"><text:span text:style-name="T29_1">Link</text:span><text:span text:style-name="T29_2"><text:s/></text:span><text:span text:style-name="T29_3">do</text:span><text:span text:style-name="T29_4"><text:s/></text:span><text:span text:style-name="T29_5">obrazka</text:span><text:span text:style-name="T29_6">:</text:span></text:p>
      <text:p text:style-name="P30"><text:span text:style-name="T30_1"><text:a xlink:type="simple" xlink:href="http://fc05.deviantart.net/fs70/f/2011/222/f/2/after_the_banishment_by_johnjoseco-d46286k.jpg"><text:span text:style-name="T30_2">http</text:span></text:a></text:span><text:span text:style-name="T30_3"><text:a xlink:type="simple" xlink:href="http://fc05.deviantart.net/fs70/f/2011/222/f/2/after_the_banishment_by_johnjoseco-d46286k.jpg"><text:span text:style-name="T30_4">://</text:span></text:a></text:span><text:span text:style-name="T30_5"><text:a xlink:type="simple" xlink:href="http://fc05.deviantart.net/fs70/f/2011/222/f/2/after_the_banishment_by_johnjoseco-d46286k.jpg"><text:span text:style-name="T30_6">fc</text:span></text:a></text:span><text:span text:style-name="T30_7"><text:a xlink:type="simple" xlink:href="http://fc05.deviantart.net/fs70/f/2011/222/f/2/after_the_banishment_by_johnjoseco-d46286k.jpg"><text:span text:style-name="T30_8">05.</text:span></text:a></text:span><text:span text:style-name="T30_9"><text:a xlink:type="simple" xlink:href="http://fc05.deviantart.net/fs70/f/2011/222/f/2/after_the_banishment_by_johnjoseco-d46286k.jpg"><text:span text:style-name="T30_10">deviantart</text:span></text:a></text:span><text:span text:style-name="T30_11"><text:a xlink:type="simple" xlink:href="http://fc05.deviantart.net/fs70/f/2011/222/f/2/after_the_banishment_by_johnjoseco-d46286k.jpg"><text:span text:style-name="T30_12">.</text:span></text:a></text:span><text:span text:style-name="T30_13"><text:a xlink:type="simple" xlink:href="http://fc05.deviantart.net/fs70/f/2011/222/f/2/after_the_banishment_by_johnjoseco-d46286k.jpg"><text:span text:style-name="T30_14">net</text:span></text:a></text:span><text:span text:style-name="T30_15"><text:a xlink:type="simple" xlink:href="http://fc05.deviantart.net/fs70/f/2011/222/f/2/after_the_banishment_by_johnjoseco-d46286k.jpg"><text:span text:style-name="T30_16">/</text:span></text:a></text:span><text:span text:style-name="T30_17"><text:a xlink:type="simple" xlink:href="http://fc05.deviantart.net/fs70/f/2011/222/f/2/after_the_banishment_by_johnjoseco-d46286k.jpg"><text:span text:style-name="T30_18">fs</text:span></text:a></text:span><text:span text:style-name="T30_19"><text:a xlink:type="simple" xlink:href="http://fc05.deviantart.net/fs70/f/2011/222/f/2/after_the_banishment_by_johnjoseco-d46286k.jpg"><text:span text:style-name="T30_20">70/</text:span></text:a></text:span><text:span text:style-name="T30_21"><text:a xlink:type="simple" xlink:href="http://fc05.deviantart.net/fs70/f/2011/222/f/2/after_the_banishment_by_johnjoseco-d46286k.jpg"><text:span text:style-name="T30_22">f</text:span></text:a></text:span><text:span text:style-name="T30_23"><text:a xlink:type="simple" xlink:href="http://fc05.deviantart.net/fs70/f/2011/222/f/2/after_the_banishment_by_johnjoseco-d46286k.jpg"><text:span text:style-name="T30_24">/2011/222/</text:span></text:a></text:span><text:span text:style-name="T30_25"><text:a xlink:type="simple" xlink:href="http://fc05.deviantart.net/fs70/f/2011/222/f/2/after_the_banishment_by_johnjoseco-d46286k.jpg"><text:span text:style-name="T30_26">f</text:span></text:a></text:span><text:span text:style-name="T30_27"><text:a xlink:type="simple" xlink:href="http://fc05.deviantart.net/fs70/f/2011/222/f/2/after_the_banishment_by_johnjoseco-d46286k.jpg"><text:span text:style-name="T30_28">/2/</text:span></text:a></text:span><text:span text:style-name="T30_29"><text:a xlink:type="simple" xlink:href="http://fc05.deviantart.net/fs70/f/2011/222/f/2/after_the_banishment_by_johnjoseco-d46286k.jpg"><text:span text:style-name="T30_30">after</text:span></text:a></text:span><text:span text:style-name="T30_31"><text:a xlink:type="simple" xlink:href="http://fc05.deviantart.net/fs70/f/2011/222/f/2/after_the_banishment_by_johnjoseco-d46286k.jpg"><text:span text:style-name="T30_32">_</text:span></text:a></text:span><text:span text:style-name="T30_33"><text:a xlink:type="simple" xlink:href="http://fc05.deviantart.net/fs70/f/2011/222/f/2/after_the_banishment_by_johnjoseco-d46286k.jpg"><text:span text:style-name="T30_34">the</text:span></text:a></text:span><text:span text:style-name="T30_35"><text:a xlink:type="simple" xlink:href="http://fc05.deviantart.net/fs70/f/2011/222/f/2/after_the_banishment_by_johnjoseco-d46286k.jpg"><text:span text:style-name="T30_36">_</text:span></text:a></text:span><text:span text:style-name="T30_37"><text:a xlink:type="simple" xlink:href="http://fc05.deviantart.net/fs70/f/2011/222/f/2/after_the_banishment_by_johnjoseco-d46286k.jpg"><text:span text:style-name="T30_38">banishment</text:span></text:a></text:span><text:span text:style-name="T30_39"><text:a xlink:type="simple" xlink:href="http://fc05.deviantart.net/fs70/f/2011/222/f/2/after_the_banishment_by_johnjoseco-d46286k.jpg"><text:span text:style-name="T30_40">_</text:span></text:a></text:span><text:span text:style-name="T30_41"><text:a xlink:type="simple" xlink:href="http://fc05.deviantart.net/fs70/f/2011/222/f/2/after_the_banishment_by_johnjoseco-d46286k.jpg"><text:span text:style-name="T30_42">by</text:span></text:a></text:span><text:span text:style-name="T30_43"><text:a xlink:type="simple" xlink:href="http://fc05.deviantart.net/fs70/f/2011/222/f/2/after_the_banishment_by_johnjoseco-d46286k.jpg"><text:span text:style-name="T30_44">_</text:span></text:a></text:span><text:span text:style-name="T30_45"><text:a xlink:type="simple" xlink:href="http://fc05.deviantart.net/fs70/f/2011/222/f/2/after_the_banishment_by_johnjoseco-d46286k.jpg"><text:span text:style-name="T30_46">johnjoseco</text:span></text:a></text:span><text:span text:style-name="T30_47"><text:a xlink:type="simple" xlink:href="http://fc05.deviantart.net/fs70/f/2011/222/f/2/after_the_banishment_by_johnjoseco-d46286k.jpg"><text:span text:style-name="T30_48">-</text:span></text:a></text:span><text:span text:style-name="T30_49"><text:a xlink:type="simple" xlink:href="http://fc05.deviantart.net/fs70/f/2011/222/f/2/after_the_banishment_by_johnjoseco-d46286k.jpg"><text:span text:style-name="T30_50">d</text:span></text:a></text:span><text:span text:style-name="T30_51"><text:a xlink:type="simple" xlink:href="http://fc05.deviantart.net/fs70/f/2011/222/f/2/after_the_banishment_by_johnjoseco-d46286k.jpg"><text:span text:style-name="T30_52">46286</text:span></text:a></text:span><text:span text:style-name="T30_53"><text:a xlink:type="simple" xlink:href="http://fc05.deviantart.net/fs70/f/2011/222/f/2/after_the_banishment_by_johnjoseco-d46286k.jpg"><text:span text:style-name="T30_54">k</text:span></text:a></text:span><text:span text:style-name="T30_55"><text:a xlink:type="simple" xlink:href="http://fc05.deviantart.net/fs70/f/2011/222/f/2/after_the_banishment_by_johnjoseco-d46286k.jpg"><text:span text:style-name="T30_56">.</text:span></text:a></text:span><text:span text:style-name="T30_57"><text:a xlink:type="simple" xlink:href="http://fc05.deviantart.net/fs70/f/2011/222/f/2/after_the_banishment_by_johnjoseco-d46286k.jpg"><text:span text:style-name="T30_58">jpg</text:span></text:a></text:span></text:p>
      <text:p text:style-name="P31"/>
      <text:p text:style-name="P32"><text:span text:style-name="T32_1">Link</text:span><text:span text:style-name="T32_2"><text:s/></text:span><text:span text:style-name="T32_3">do</text:span><text:span text:style-name="T32_4"><text:s/></text:span><text:span text:style-name="T32_5">strony</text:span><text:span text:style-name="T32_6">:</text:span></text:p>
      <text:p text:style-name="P33"><text:span text:style-name="T33_1"><text:a xlink:type="simple" xlink:href="http://rex42.deviantart.com/art/Chasing-Celestials-Young-Celestia-and-Luna-421126307"><text:span text:style-name="T33_2">http</text:span></text:a></text:span><text:span text:style-name="T33_3"><text:a xlink:type="simple" xlink:href="http://rex42.deviantart.com/art/Chasing-Celestials-Young-Celestia-and-Luna-421126307"><text:span text:style-name="T33_4">://</text:span></text:a></text:span><text:span text:style-name="T33_5"><text:a xlink:type="simple" xlink:href="http://rex42.deviantart.com/art/Chasing-Celestials-Young-Celestia-and-Luna-421126307"><text:span text:style-name="T33_6">rex</text:span></text:a></text:span><text:span text:style-name="T33_7"><text:a xlink:type="simple" xlink:href="http://rex42.deviantart.com/art/Chasing-Celestials-Young-Celestia-and-Luna-421126307"><text:span text:style-name="T33_8">42.</text:span></text:a></text:span><text:span text:style-name="T33_9"><text:a xlink:type="simple" xlink:href="http://rex42.deviantart.com/art/Chasing-Celestials-Young-Celestia-and-Luna-421126307"><text:span text:style-name="T33_10">deviantart</text:span></text:a></text:span><text:span text:style-name="T33_11"><text:a xlink:type="simple" xlink:href="http://rex42.deviantart.com/art/Chasing-Celestials-Young-Celestia-and-Luna-421126307"><text:span text:style-name="T33_12">.</text:span></text:a></text:span><text:span text:style-name="T33_13"><text:a xlink:type="simple" xlink:href="http://rex42.deviantart.com/art/Chasing-Celestials-Young-Celestia-and-Luna-421126307"><text:span text:style-name="T33_14">com</text:span></text:a></text:span><text:span text:style-name="T33_15"><text:a xlink:type="simple" xlink:href="http://rex42.deviantart.com/art/Chasing-Celestials-Young-Celestia-and-Luna-421126307"><text:span text:style-name="T33_16">/</text:span></text:a></text:span><text:span text:style-name="T33_17"><text:a xlink:type="simple" xlink:href="http://rex42.deviantart.com/art/Chasing-Celestials-Young-Celestia-and-Luna-421126307"><text:span text:style-name="T33_18">art</text:span></text:a></text:span><text:span text:style-name="T33_19"><text:a xlink:type="simple" xlink:href="http://rex42.deviantart.com/art/Chasing-Celestials-Young-Celestia-and-Luna-421126307"><text:span text:style-name="T33_20">/</text:span></text:a></text:span><text:span text:style-name="T33_21"><text:a xlink:type="simple" xlink:href="http://rex42.deviantart.com/art/Chasing-Celestials-Young-Celestia-and-Luna-421126307"><text:span text:style-name="T33_22">Chasing</text:span></text:a></text:span><text:span text:style-name="T33_23"><text:a xlink:type="simple" xlink:href="http://rex42.deviantart.com/art/Chasing-Celestials-Young-Celestia-and-Luna-421126307"><text:span text:style-name="T33_24">-</text:span></text:a></text:span><text:span text:style-name="T33_25"><text:a xlink:type="simple" xlink:href="http://rex42.deviantart.com/art/Chasing-Celestials-Young-Celestia-and-Luna-421126307"><text:span text:style-name="T33_26">Celestials</text:span></text:a></text:span><text:span text:style-name="T33_27"><text:a xlink:type="simple" xlink:href="http://rex42.deviantart.com/art/Chasing-Celestials-Young-Celestia-and-Luna-421126307"><text:span text:style-name="T33_28">-</text:span></text:a></text:span><text:span text:style-name="T33_29"><text:a xlink:type="simple" xlink:href="http://rex42.deviantart.com/art/Chasing-Celestials-Young-Celestia-and-Luna-421126307"><text:span text:style-name="T33_30">Young</text:span></text:a></text:span><text:span text:style-name="T33_31"><text:a xlink:type="simple" xlink:href="http://rex42.deviantart.com/art/Chasing-Celestials-Young-Celestia-and-Luna-421126307"><text:span text:style-name="T33_32">-</text:span></text:a></text:span><text:span text:style-name="T33_33"><text:a xlink:type="simple" xlink:href="http://rex42.deviantart.com/art/Chasing-Celestials-Young-Celestia-and-Luna-421126307"><text:span text:style-name="T33_34">Celestia</text:span></text:a></text:span><text:span text:style-name="T33_35"><text:a xlink:type="simple" xlink:href="http://rex42.deviantart.com/art/Chasing-Celestials-Young-Celestia-and-Luna-421126307"><text:span text:style-name="T33_36">-</text:span></text:a></text:span><text:span text:style-name="T33_37"><text:a xlink:type="simple" xlink:href="http://rex42.deviantart.com/art/Chasing-Celestials-Young-Celestia-and-Luna-421126307"><text:span text:style-name="T33_38">and</text:span></text:a></text:span><text:span text:style-name="T33_39"><text:a xlink:type="simple" xlink:href="http://rex42.deviantart.com/art/Chasing-Celestials-Young-Celestia-and-Luna-421126307"><text:span text:style-name="T33_40">-</text:span></text:a></text:span><text:span text:style-name="T33_41"><text:a xlink:type="simple" xlink:href="http://rex42.deviantart.com/art/Chasing-Celestials-Young-Celestia-and-Luna-421126307"><text:span text:style-name="T33_42">Luna</text:span></text:a></text:span><text:span text:style-name="T33_43"><text:a xlink:type="simple" xlink:href="http://rex42.deviantart.com/art/Chasing-Celestials-Young-Celestia-and-Luna-421126307"><text:span text:style-name="T33_44">-421126307</text:span></text:a></text:span></text:p>
      <text:p text:style-name="P34"><text:span text:style-name="T34_1">Link</text:span><text:span text:style-name="T34_2"><text:s/></text:span><text:span text:style-name="T34_3">do</text:span><text:span text:style-name="T34_4"><text:s/></text:span><text:span text:style-name="T34_5">obrazka</text:span><text:span text:style-name="T34_6">:</text:span></text:p>
      <text:p text:style-name="P35"><text:span text:style-name="T35_1"><text:a xlink:type="simple" xlink:href="http://th09.deviantart.net/fs70/PRE/i/2013/355/2/e/chasing_celestials___young_celestia_and_luna_by_raynesgem-d6yq74z.jpg"><text:span text:style-name="T35_2">http</text:span></text:a></text:span><text:span text:style-name="T35_3"><text:a xlink:type="simple" xlink:href="http://th09.deviantart.net/fs70/PRE/i/2013/355/2/e/chasing_celestials___young_celestia_and_luna_by_raynesgem-d6yq74z.jpg"><text:span text:style-name="T35_4">://</text:span></text:a></text:span><text:span text:style-name="T35_5"><text:a xlink:type="simple" xlink:href="http://th09.deviantart.net/fs70/PRE/i/2013/355/2/e/chasing_celestials___young_celestia_and_luna_by_raynesgem-d6yq74z.jpg"><text:span text:style-name="T35_6">th</text:span></text:a></text:span><text:span text:style-name="T35_7"><text:a xlink:type="simple" xlink:href="http://th09.deviantart.net/fs70/PRE/i/2013/355/2/e/chasing_celestials___young_celestia_and_luna_by_raynesgem-d6yq74z.jpg"><text:span text:style-name="T35_8">09.</text:span></text:a></text:span><text:span text:style-name="T35_9"><text:a xlink:type="simple" xlink:href="http://th09.deviantart.net/fs70/PRE/i/2013/355/2/e/chasing_celestials___young_celestia_and_luna_by_raynesgem-d6yq74z.jpg"><text:span text:style-name="T35_10">deviantart</text:span></text:a></text:span><text:span text:style-name="T35_11"><text:a xlink:type="simple" xlink:href="http://th09.deviantart.net/fs70/PRE/i/2013/355/2/e/chasing_celestials___young_celestia_and_luna_by_raynesgem-d6yq74z.jpg"><text:span text:style-name="T35_12">.</text:span></text:a></text:span><text:span text:style-name="T35_13"><text:a xlink:type="simple" xlink:href="http://th09.deviantart.net/fs70/PRE/i/2013/355/2/e/chasing_celestials___young_celestia_and_luna_by_raynesgem-d6yq74z.jpg"><text:span text:style-name="T35_14">net</text:span></text:a></text:span><text:span text:style-name="T35_15"><text:a xlink:type="simple" xlink:href="http://th09.deviantart.net/fs70/PRE/i/2013/355/2/e/chasing_celestials___young_celestia_and_luna_by_raynesgem-d6yq74z.jpg"><text:span text:style-name="T35_16">/</text:span></text:a></text:span><text:span text:style-name="T35_17"><text:a xlink:type="simple" xlink:href="http://th09.deviantart.net/fs70/PRE/i/2013/355/2/e/chasing_celestials___young_celestia_and_luna_by_raynesgem-d6yq74z.jpg"><text:span text:style-name="T35_18">fs</text:span></text:a></text:span><text:span text:style-name="T35_19"><text:a xlink:type="simple" xlink:href="http://th09.deviantart.net/fs70/PRE/i/2013/355/2/e/chasing_celestials___young_celestia_and_luna_by_raynesgem-d6yq74z.jpg"><text:span text:style-name="T35_20">70/</text:span></text:a></text:span><text:span text:style-name="T35_21"><text:a xlink:type="simple" xlink:href="http://th09.deviantart.net/fs70/PRE/i/2013/355/2/e/chasing_celestials___young_celestia_and_luna_by_raynesgem-d6yq74z.jpg"><text:span text:style-name="T35_22">PRE</text:span></text:a></text:span><text:span text:style-name="T35_23"><text:a xlink:type="simple" xlink:href="http://th09.deviantart.net/fs70/PRE/i/2013/355/2/e/chasing_celestials___young_celestia_and_luna_by_raynesgem-d6yq74z.jpg"><text:span text:style-name="T35_24">/</text:span></text:a></text:span><text:span text:style-name="T35_25"><text:a xlink:type="simple" xlink:href="http://th09.deviantart.net/fs70/PRE/i/2013/355/2/e/chasing_celestials___young_celestia_and_luna_by_raynesgem-d6yq74z.jpg"><text:span text:style-name="T35_26">i</text:span></text:a></text:span><text:span text:style-name="T35_27"><text:a xlink:type="simple" xlink:href="http://th09.deviantart.net/fs70/PRE/i/2013/355/2/e/chasing_celestials___young_celestia_and_luna_by_raynesgem-d6yq74z.jpg"><text:span text:style-name="T35_28">/2013/355/2/</text:span></text:a></text:span><text:span text:style-name="T35_29"><text:a xlink:type="simple" xlink:href="http://th09.deviantart.net/fs70/PRE/i/2013/355/2/e/chasing_celestials___young_celestia_and_luna_by_raynesgem-d6yq74z.jpg"><text:span text:style-name="T35_30">e</text:span></text:a></text:span><text:span text:style-name="T35_31"><text:a xlink:type="simple" xlink:href="http://th09.deviantart.net/fs70/PRE/i/2013/355/2/e/chasing_celestials___young_celestia_and_luna_by_raynesgem-d6yq74z.jpg"><text:span text:style-name="T35_32">/</text:span></text:a></text:span><text:span text:style-name="T35_33"><text:a xlink:type="simple" xlink:href="http://th09.deviantart.net/fs70/PRE/i/2013/355/2/e/chasing_celestials___young_celestia_and_luna_by_raynesgem-d6yq74z.jpg"><text:span text:style-name="T35_34">chasing</text:span></text:a></text:span><text:span text:style-name="T35_35"><text:a xlink:type="simple" xlink:href="http://th09.deviantart.net/fs70/PRE/i/2013/355/2/e/chasing_celestials___young_celestia_and_luna_by_raynesgem-d6yq74z.jpg"><text:span text:style-name="T35_36">_</text:span></text:a></text:span><text:span text:style-name="T35_37"><text:a xlink:type="simple" xlink:href="http://th09.deviantart.net/fs70/PRE/i/2013/355/2/e/chasing_celestials___young_celestia_and_luna_by_raynesgem-d6yq74z.jpg"><text:span text:style-name="T35_38">celestials</text:span></text:a></text:span><text:span text:style-name="T35_39"><text:a xlink:type="simple" xlink:href="http://th09.deviantart.net/fs70/PRE/i/2013/355/2/e/chasing_celestials___young_celestia_and_luna_by_raynesgem-d6yq74z.jpg"><text:span text:style-name="T35_40">___</text:span></text:a></text:span><text:span text:style-name="T35_41"><text:a xlink:type="simple" xlink:href="http://th09.deviantart.net/fs70/PRE/i/2013/355/2/e/chasing_celestials___young_celestia_and_luna_by_raynesgem-d6yq74z.jpg"><text:span text:style-name="T35_42">young</text:span></text:a></text:span><text:span text:style-name="T35_43"><text:a xlink:type="simple" xlink:href="http://th09.deviantart.net/fs70/PRE/i/2013/355/2/e/chasing_celestials___young_celestia_and_luna_by_raynesgem-d6yq74z.jpg"><text:span text:style-name="T35_44">_</text:span></text:a></text:span><text:span text:style-name="T35_45"><text:a xlink:type="simple" xlink:href="http://th09.deviantart.net/fs70/PRE/i/2013/355/2/e/chasing_celestials___young_celestia_and_luna_by_raynesgem-d6yq74z.jpg"><text:span text:style-name="T35_46">celestia</text:span></text:a></text:span><text:span text:style-name="T35_47"><text:a xlink:type="simple" xlink:href="http://th09.deviantart.net/fs70/PRE/i/2013/355/2/e/chasing_celestials___young_celestia_and_luna_by_raynesgem-d6yq74z.jpg"><text:span text:style-name="T35_48">_</text:span></text:a></text:span><text:span text:style-name="T35_49"><text:a xlink:type="simple" xlink:href="http://th09.deviantart.net/fs70/PRE/i/2013/355/2/e/chasing_celestials___young_celestia_and_luna_by_raynesgem-d6yq74z.jpg"><text:span text:style-name="T35_50">and</text:span></text:a></text:span><text:span text:style-name="T35_51"><text:a xlink:type="simple" xlink:href="http://th09.deviantart.net/fs70/PRE/i/2013/355/2/e/chasing_celestials___young_celestia_and_luna_by_raynesgem-d6yq74z.jpg"><text:span text:style-name="T35_52">_</text:span></text:a></text:span><text:span text:style-name="T35_53"><text:a xlink:type="simple" xlink:href="http://th09.deviantart.net/fs70/PRE/i/2013/355/2/e/chasing_celestials___young_celestia_and_luna_by_raynesgem-d6yq74z.jpg"><text:span text:style-name="T35_54">luna</text:span></text:a></text:span><text:span text:style-name="T35_55"><text:a xlink:type="simple" xlink:href="http://th09.deviantart.net/fs70/PRE/i/2013/355/2/e/chasing_celestials___young_celestia_and_luna_by_raynesgem-d6yq74z.jpg"><text:span text:style-name="T35_56">_</text:span></text:a></text:span><text:span text:style-name="T35_57"><text:a xlink:type="simple" xlink:href="http://th09.deviantart.net/fs70/PRE/i/2013/355/2/e/chasing_celestials___young_celestia_and_luna_by_raynesgem-d6yq74z.jpg"><text:span text:style-name="T35_58">by</text:span></text:a></text:span><text:span text:style-name="T35_59"><text:a xlink:type="simple" xlink:href="http://th09.deviantart.net/fs70/PRE/i/2013/355/2/e/chasing_celestials___young_celestia_and_luna_by_raynesgem-d6yq74z.jpg"><text:span text:style-name="T35_60">_</text:span></text:a></text:span><text:span text:style-name="T35_61"><text:a xlink:type="simple" xlink:href="http://th09.deviantart.net/fs70/PRE/i/2013/355/2/e/chasing_celestials___young_celestia_and_luna_by_raynesgem-d6yq74z.jpg"><text:span text:style-name="T35_62">raynesgem</text:span></text:a></text:span><text:span text:style-name="T35_63"><text:a xlink:type="simple" xlink:href="http://th09.deviantart.net/fs70/PRE/i/2013/355/2/e/chasing_celestials___young_celestia_and_luna_by_raynesgem-d6yq74z.jpg"><text:span text:style-name="T35_64">-</text:span></text:a></text:span><text:span text:style-name="T35_65"><text:a xlink:type="simple" xlink:href="http://th09.deviantart.net/fs70/PRE/i/2013/355/2/e/chasing_celestials___young_celestia_and_luna_by_raynesgem-d6yq74z.jpg"><text:span text:style-name="T35_66">d</text:span></text:a></text:span><text:span text:style-name="T35_67"><text:a xlink:type="simple" xlink:href="http://th09.deviantart.net/fs70/PRE/i/2013/355/2/e/chasing_celestials___young_celestia_and_luna_by_raynesgem-d6yq74z.jpg"><text:span text:style-name="T35_68">6</text:span></text:a></text:span><text:span text:style-name="T35_69"><text:a xlink:type="simple" xlink:href="http://th09.deviantart.net/fs70/PRE/i/2013/355/2/e/chasing_celestials___young_celestia_and_luna_by_raynesgem-d6yq74z.jpg"><text:span text:style-name="T35_70">yq</text:span></text:a></text:span><text:span text:style-name="T35_71"><text:a xlink:type="simple" xlink:href="http://th09.deviantart.net/fs70/PRE/i/2013/355/2/e/chasing_celestials___young_celestia_and_luna_by_raynesgem-d6yq74z.jpg"><text:span text:style-name="T35_72">74</text:span></text:a></text:span><text:span text:style-name="T35_73"><text:a xlink:type="simple" xlink:href="http://th09.deviantart.net/fs70/PRE/i/2013/355/2/e/chasing_celestials___young_celestia_and_luna_by_raynesgem-d6yq74z.jpg"><text:span text:style-name="T35_74">z</text:span></text:a></text:span><text:span text:style-name="T35_75"><text:a xlink:type="simple" xlink:href="http://th09.deviantart.net/fs70/PRE/i/2013/355/2/e/chasing_celestials___young_celestia_and_luna_by_raynesgem-d6yq74z.jpg"><text:span text:style-name="T35_76">.</text:span></text:a></text:span><text:span text:style-name="T35_77"><text:a xlink:type="simple" xlink:href="http://th09.deviantart.net/fs70/PRE/i/2013/355/2/e/chasing_celestials___young_celestia_and_luna_by_raynesgem-d6yq74z.jpg"><text:span text:style-name="T35_78">jpg</text:span></text:a></text:span></text:p>
      <text:p text:style-name="P36"/>
      <text:p text:style-name="P37"><text:span text:style-name="T37_1">Link</text:span><text:span text:style-name="T37_2"><text:s/></text:span><text:span text:style-name="T37_3">do</text:span><text:span text:style-name="T37_4"><text:s/></text:span><text:span text:style-name="T37_5">strony</text:span><text:span text:style-name="T37_6">:</text:span></text:p>
      <text:p text:style-name="P38"><text:span text:style-name="T38_1"><text:a xlink:type="simple" xlink:href="http://www.deviantart.com/art/Luna-and-Celestia-and-mom-and-dad-356263278"><text:span text:style-name="T38_2">http</text:span></text:a></text:span><text:span text:style-name="T38_3"><text:a xlink:type="simple" xlink:href="http://www.deviantart.com/art/Luna-and-Celestia-and-mom-and-dad-356263278"><text:span text:style-name="T38_4">://</text:span></text:a></text:span><text:span text:style-name="T38_5"><text:a xlink:type="simple" xlink:href="http://www.deviantart.com/art/Luna-and-Celestia-and-mom-and-dad-356263278"><text:span text:style-name="T38_6">www</text:span></text:a></text:span><text:span text:style-name="T38_7"><text:a xlink:type="simple" xlink:href="http://www.deviantart.com/art/Luna-and-Celestia-and-mom-and-dad-356263278"><text:span text:style-name="T38_8">.</text:span></text:a></text:span><text:span text:style-name="T38_9"><text:a xlink:type="simple" xlink:href="http://www.deviantart.com/art/Luna-and-Celestia-and-mom-and-dad-356263278"><text:span text:style-name="T38_10">deviantart</text:span></text:a></text:span><text:span text:style-name="T38_11"><text:a xlink:type="simple" xlink:href="http://www.deviantart.com/art/Luna-and-Celestia-and-mom-and-dad-356263278"><text:span text:style-name="T38_12">.</text:span></text:a></text:span><text:span text:style-name="T38_13"><text:a xlink:type="simple" xlink:href="http://www.deviantart.com/art/Luna-and-Celestia-and-mom-and-dad-356263278"><text:span text:style-name="T38_14">com</text:span></text:a></text:span><text:span text:style-name="T38_15"><text:a xlink:type="simple" xlink:href="http://www.deviantart.com/art/Luna-and-Celestia-and-mom-and-dad-356263278"><text:span text:style-name="T38_16">/</text:span></text:a></text:span><text:span text:style-name="T38_17"><text:a xlink:type="simple" xlink:href="http://www.deviantart.com/art/Luna-and-Celestia-and-mom-and-dad-356263278"><text:span text:style-name="T38_18">art</text:span></text:a></text:span><text:span text:style-name="T38_19"><text:a xlink:type="simple" xlink:href="http://www.deviantart.com/art/Luna-and-Celestia-and-mom-and-dad-356263278"><text:span text:style-name="T38_20">/</text:span></text:a></text:span><text:span text:style-name="T38_21"><text:a xlink:type="simple" xlink:href="http://www.deviantart.com/art/Luna-and-Celestia-and-mom-and-dad-356263278"><text:span text:style-name="T38_22">Luna</text:span></text:a></text:span><text:span text:style-name="T38_23"><text:a xlink:type="simple" xlink:href="http://www.deviantart.com/art/Luna-and-Celestia-and-mom-and-dad-356263278"><text:span text:style-name="T38_24">-</text:span></text:a></text:span><text:span text:style-name="T38_25"><text:a xlink:type="simple" xlink:href="http://www.deviantart.com/art/Luna-and-Celestia-and-mom-and-dad-356263278"><text:span text:style-name="T38_26">and</text:span></text:a></text:span><text:span text:style-name="T38_27"><text:a xlink:type="simple" xlink:href="http://www.deviantart.com/art/Luna-and-Celestia-and-mom-and-dad-356263278"><text:span text:style-name="T38_28">-</text:span></text:a></text:span><text:span text:style-name="T38_29"><text:a xlink:type="simple" xlink:href="http://www.deviantart.com/art/Luna-and-Celestia-and-mom-and-dad-356263278"><text:span text:style-name="T38_30">Celestia</text:span></text:a></text:span><text:span text:style-name="T38_31"><text:a xlink:type="simple" xlink:href="http://www.deviantart.com/art/Luna-and-Celestia-and-mom-and-dad-356263278"><text:span text:style-name="T38_32">-</text:span></text:a></text:span><text:span text:style-name="T38_33"><text:a xlink:type="simple" xlink:href="http://www.deviantart.com/art/Luna-and-Celestia-and-mom-and-dad-356263278"><text:span text:style-name="T38_34">and</text:span></text:a></text:span><text:span text:style-name="T38_35"><text:a xlink:type="simple" xlink:href="http://www.deviantart.com/art/Luna-and-Celestia-and-mom-and-dad-356263278"><text:span text:style-name="T38_36">-</text:span></text:a></text:span><text:span text:style-name="T38_37"><text:a xlink:type="simple" xlink:href="http://www.deviantart.com/art/Luna-and-Celestia-and-mom-and-dad-356263278"><text:span text:style-name="T38_38">mom</text:span></text:a></text:span><text:span text:style-name="T38_39"><text:a xlink:type="simple" xlink:href="http://www.deviantart.com/art/Luna-and-Celestia-and-mom-and-dad-356263278"><text:span text:style-name="T38_40">-</text:span></text:a></text:span><text:span text:style-name="T38_41"><text:a xlink:type="simple" xlink:href="http://www.deviantart.com/art/Luna-and-Celestia-and-mom-and-dad-356263278"><text:span text:style-name="T38_42">and</text:span></text:a></text:span><text:span text:style-name="T38_43"><text:a xlink:type="simple" xlink:href="http://www.deviantart.com/art/Luna-and-Celestia-and-mom-and-dad-356263278"><text:span text:style-name="T38_44">-</text:span></text:a></text:span><text:span text:style-name="T38_45"><text:a xlink:type="simple" xlink:href="http://www.deviantart.com/art/Luna-and-Celestia-and-mom-and-dad-356263278"><text:span text:style-name="T38_46">dad</text:span></text:a></text:span><text:span text:style-name="T38_47"><text:a xlink:type="simple" xlink:href="http://www.deviantart.com/art/Luna-and-Celestia-and-mom-and-dad-356263278"><text:span text:style-name="T38_48">-356263278</text:span></text:a></text:span></text:p>
      <text:p text:style-name="P39"><text:span text:style-name="T39_1">Link</text:span><text:span text:style-name="T39_2"><text:s/></text:span><text:span text:style-name="T39_3">do</text:span><text:span text:style-name="T39_4"><text:s/></text:span><text:span text:style-name="T39_5">obrazka</text:span><text:span text:style-name="T39_6">:</text:span></text:p>
      <text:p text:style-name="P40"><text:span text:style-name="T40_1"><text:a xlink:type="simple" xlink:href="http://fc05.deviantart.net/fs71/i/2013/055/c/9/luna_and_celestia_and_mom_and_dad_by_iloveflutters-d5w3yi6.jpg"><text:span text:style-name="T40_2">http</text:span></text:a></text:span><text:span text:style-name="T40_3"><text:a xlink:type="simple" xlink:href="http://fc05.deviantart.net/fs71/i/2013/055/c/9/luna_and_celestia_and_mom_and_dad_by_iloveflutters-d5w3yi6.jpg"><text:span text:style-name="T40_4">://</text:span></text:a></text:span><text:span text:style-name="T40_5"><text:a xlink:type="simple" xlink:href="http://fc05.deviantart.net/fs71/i/2013/055/c/9/luna_and_celestia_and_mom_and_dad_by_iloveflutters-d5w3yi6.jpg"><text:span text:style-name="T40_6">fc</text:span></text:a></text:span><text:span text:style-name="T40_7"><text:a xlink:type="simple" xlink:href="http://fc05.deviantart.net/fs71/i/2013/055/c/9/luna_and_celestia_and_mom_and_dad_by_iloveflutters-d5w3yi6.jpg"><text:span text:style-name="T40_8">05.</text:span></text:a></text:span><text:span text:style-name="T40_9"><text:a xlink:type="simple" xlink:href="http://fc05.deviantart.net/fs71/i/2013/055/c/9/luna_and_celestia_and_mom_and_dad_by_iloveflutters-d5w3yi6.jpg"><text:span text:style-name="T40_10">deviantart</text:span></text:a></text:span><text:span text:style-name="T40_11"><text:a xlink:type="simple" xlink:href="http://fc05.deviantart.net/fs71/i/2013/055/c/9/luna_and_celestia_and_mom_and_dad_by_iloveflutters-d5w3yi6.jpg"><text:span text:style-name="T40_12">.</text:span></text:a></text:span><text:span text:style-name="T40_13"><text:a xlink:type="simple" xlink:href="http://fc05.deviantart.net/fs71/i/2013/055/c/9/luna_and_celestia_and_mom_and_dad_by_iloveflutters-d5w3yi6.jpg"><text:span text:style-name="T40_14">net</text:span></text:a></text:span><text:span text:style-name="T40_15"><text:a xlink:type="simple" xlink:href="http://fc05.deviantart.net/fs71/i/2013/055/c/9/luna_and_celestia_and_mom_and_dad_by_iloveflutters-d5w3yi6.jpg"><text:span text:style-name="T40_16">/</text:span></text:a></text:span><text:span text:style-name="T40_17"><text:a xlink:type="simple" xlink:href="http://fc05.deviantart.net/fs71/i/2013/055/c/9/luna_and_celestia_and_mom_and_dad_by_iloveflutters-d5w3yi6.jpg"><text:span text:style-name="T40_18">fs</text:span></text:a></text:span><text:span text:style-name="T40_19"><text:a xlink:type="simple" xlink:href="http://fc05.deviantart.net/fs71/i/2013/055/c/9/luna_and_celestia_and_mom_and_dad_by_iloveflutters-d5w3yi6.jpg"><text:span text:style-name="T40_20">71/</text:span></text:a></text:span><text:span text:style-name="T40_21"><text:a xlink:type="simple" xlink:href="http://fc05.deviantart.net/fs71/i/2013/055/c/9/luna_and_celestia_and_mom_and_dad_by_iloveflutters-d5w3yi6.jpg"><text:span text:style-name="T40_22">i</text:span></text:a></text:span><text:span text:style-name="T40_23"><text:a xlink:type="simple" xlink:href="http://fc05.deviantart.net/fs71/i/2013/055/c/9/luna_and_celestia_and_mom_and_dad_by_iloveflutters-d5w3yi6.jpg"><text:span text:style-name="T40_24">/2013/055/</text:span></text:a></text:span><text:span text:style-name="T40_25"><text:a xlink:type="simple" xlink:href="http://fc05.deviantart.net/fs71/i/2013/055/c/9/luna_and_celestia_and_mom_and_dad_by_iloveflutters-d5w3yi6.jpg"><text:span text:style-name="T40_26">c</text:span></text:a></text:span><text:span text:style-name="T40_27"><text:a xlink:type="simple" xlink:href="http://fc05.deviantart.net/fs71/i/2013/055/c/9/luna_and_celestia_and_mom_and_dad_by_iloveflutters-d5w3yi6.jpg"><text:span text:style-name="T40_28">/9/</text:span></text:a></text:span><text:span text:style-name="T40_29"><text:a xlink:type="simple" xlink:href="http://fc05.deviantart.net/fs71/i/2013/055/c/9/luna_and_celestia_and_mom_and_dad_by_iloveflutters-d5w3yi6.jpg"><text:span text:style-name="T40_30">luna</text:span></text:a></text:span><text:span text:style-name="T40_31"><text:a xlink:type="simple" xlink:href="http://fc05.deviantart.net/fs71/i/2013/055/c/9/luna_and_celestia_and_mom_and_dad_by_iloveflutters-d5w3yi6.jpg"><text:span text:style-name="T40_32">_</text:span></text:a></text:span><text:span text:style-name="T40_33"><text:a xlink:type="simple" xlink:href="http://fc05.deviantart.net/fs71/i/2013/055/c/9/luna_and_celestia_and_mom_and_dad_by_iloveflutters-d5w3yi6.jpg"><text:span text:style-name="T40_34">and</text:span></text:a></text:span><text:span text:style-name="T40_35"><text:a xlink:type="simple" xlink:href="http://fc05.deviantart.net/fs71/i/2013/055/c/9/luna_and_celestia_and_mom_and_dad_by_iloveflutters-d5w3yi6.jpg"><text:span text:style-name="T40_36">_</text:span></text:a></text:span><text:span text:style-name="T40_37"><text:a xlink:type="simple" xlink:href="http://fc05.deviantart.net/fs71/i/2013/055/c/9/luna_and_celestia_and_mom_and_dad_by_iloveflutters-d5w3yi6.jpg"><text:span text:style-name="T40_38">celestia</text:span></text:a></text:span><text:span text:style-name="T40_39"><text:a xlink:type="simple" xlink:href="http://fc05.deviantart.net/fs71/i/2013/055/c/9/luna_and_celestia_and_mom_and_dad_by_iloveflutters-d5w3yi6.jpg"><text:span text:style-name="T40_40">_</text:span></text:a></text:span><text:span text:style-name="T40_41"><text:a xlink:type="simple" xlink:href="http://fc05.deviantart.net/fs71/i/2013/055/c/9/luna_and_celestia_and_mom_and_dad_by_iloveflutters-d5w3yi6.jpg"><text:span text:style-name="T40_42">and</text:span></text:a></text:span><text:span text:style-name="T40_43"><text:a xlink:type="simple" xlink:href="http://fc05.deviantart.net/fs71/i/2013/055/c/9/luna_and_celestia_and_mom_and_dad_by_iloveflutters-d5w3yi6.jpg"><text:span text:style-name="T40_44">_</text:span></text:a></text:span><text:span text:style-name="T40_45"><text:a xlink:type="simple" xlink:href="http://fc05.deviantart.net/fs71/i/2013/055/c/9/luna_and_celestia_and_mom_and_dad_by_iloveflutters-d5w3yi6.jpg"><text:span text:style-name="T40_46">mom</text:span></text:a></text:span><text:span text:style-name="T40_47"><text:a xlink:type="simple" xlink:href="http://fc05.deviantart.net/fs71/i/2013/055/c/9/luna_and_celestia_and_mom_and_dad_by_iloveflutters-d5w3yi6.jpg"><text:span text:style-name="T40_48">_</text:span></text:a></text:span><text:span text:style-name="T40_49"><text:a xlink:type="simple" xlink:href="http://fc05.deviantart.net/fs71/i/2013/055/c/9/luna_and_celestia_and_mom_and_dad_by_iloveflutters-d5w3yi6.jpg"><text:span text:style-name="T40_50">and</text:span></text:a></text:span><text:span text:style-name="T40_51"><text:a xlink:type="simple" xlink:href="http://fc05.deviantart.net/fs71/i/2013/055/c/9/luna_and_celestia_and_mom_and_dad_by_iloveflutters-d5w3yi6.jpg"><text:span text:style-name="T40_52">_</text:span></text:a></text:span><text:span text:style-name="T40_53"><text:a xlink:type="simple" xlink:href="http://fc05.deviantart.net/fs71/i/2013/055/c/9/luna_and_celestia_and_mom_and_dad_by_iloveflutters-d5w3yi6.jpg"><text:span text:style-name="T40_54">dad</text:span></text:a></text:span><text:span text:style-name="T40_55"><text:a xlink:type="simple" xlink:href="http://fc05.deviantart.net/fs71/i/2013/055/c/9/luna_and_celestia_and_mom_and_dad_by_iloveflutters-d5w3yi6.jpg"><text:span text:style-name="T40_56">_</text:span></text:a></text:span><text:span text:style-name="T40_57"><text:a xlink:type="simple" xlink:href="http://fc05.deviantart.net/fs71/i/2013/055/c/9/luna_and_celestia_and_mom_and_dad_by_iloveflutters-d5w3yi6.jpg"><text:span text:style-name="T40_58">by</text:span></text:a></text:span><text:span text:style-name="T40_59"><text:a xlink:type="simple" xlink:href="http://fc05.deviantart.net/fs71/i/2013/055/c/9/luna_and_celestia_and_mom_and_dad_by_iloveflutters-d5w3yi6.jpg"><text:span text:style-name="T40_60">_</text:span></text:a></text:span><text:span text:style-name="T40_61"><text:a xlink:type="simple" xlink:href="http://fc05.deviantart.net/fs71/i/2013/055/c/9/luna_and_celestia_and_mom_and_dad_by_iloveflutters-d5w3yi6.jpg"><text:span text:style-name="T40_62">iloveflutters</text:span></text:a></text:span><text:span text:style-name="T40_63"><text:a xlink:type="simple" xlink:href="http://fc05.deviantart.net/fs71/i/2013/055/c/9/luna_and_celestia_and_mom_and_dad_by_iloveflutters-d5w3yi6.jpg"><text:span text:style-name="T40_64">-</text:span></text:a></text:span><text:span text:style-name="T40_65"><text:a xlink:type="simple" xlink:href="http://fc05.deviantart.net/fs71/i/2013/055/c/9/luna_and_celestia_and_mom_and_dad_by_iloveflutters-d5w3yi6.jpg"><text:span text:style-name="T40_66">d</text:span></text:a></text:span><text:span text:style-name="T40_67"><text:a xlink:type="simple" xlink:href="http://fc05.deviantart.net/fs71/i/2013/055/c/9/luna_and_celestia_and_mom_and_dad_by_iloveflutters-d5w3yi6.jpg"><text:span text:style-name="T40_68">5</text:span></text:a></text:span><text:span text:style-name="T40_69"><text:a xlink:type="simple" xlink:href="http://fc05.deviantart.net/fs71/i/2013/055/c/9/luna_and_celestia_and_mom_and_dad_by_iloveflutters-d5w3yi6.jpg"><text:span text:style-name="T40_70">w</text:span></text:a></text:span><text:span text:style-name="T40_71"><text:a xlink:type="simple" xlink:href="http://fc05.deviantart.net/fs71/i/2013/055/c/9/luna_and_celestia_and_mom_and_dad_by_iloveflutters-d5w3yi6.jpg"><text:span text:style-name="T40_72">3</text:span></text:a></text:span><text:span text:style-name="T40_73"><text:a xlink:type="simple" xlink:href="http://fc05.deviantart.net/fs71/i/2013/055/c/9/luna_and_celestia_and_mom_and_dad_by_iloveflutters-d5w3yi6.jpg"><text:span text:style-name="T40_74">yi</text:span></text:a></text:span><text:span text:style-name="T40_75"><text:a xlink:type="simple" xlink:href="http://fc05.deviantart.net/fs71/i/2013/055/c/9/luna_and_celestia_and_mom_and_dad_by_iloveflutters-d5w3yi6.jpg"><text:span text:style-name="T40_76">6.</text:span></text:a></text:span><text:span text:style-name="T40_77"><text:a xlink:type="simple" xlink:href="http://fc05.deviantart.net/fs71/i/2013/055/c/9/luna_and_celestia_and_mom_and_dad_by_iloveflutters-d5w3yi6.jpg"><text:span text:style-name="T40_78">jpg</text:span></text:a></text:span></text:p>
      <text:p text:style-name="P41"/>
      <text:p text:style-name="P42"><text:span text:style-name="T42_1">Link</text:span><text:span text:style-name="T42_2"><text:s/></text:span><text:span text:style-name="T42_3">do</text:span><text:span text:style-name="T42_4"><text:s/></text:span><text:span text:style-name="T42_5">strony</text:span><text:span text:style-name="T42_6">:</text:span></text:p>
      <text:p text:style-name="P43"><text:span text:style-name="T43_1"><text:a xlink:type="simple" xlink:href="http://www.deviantart.com/art/Smile-329022150"><text:span text:style-name="T43_2">http</text:span></text:a></text:span><text:span text:style-name="T43_3"><text:a xlink:type="simple" xlink:href="http://www.deviantart.com/art/Smile-329022150"><text:span text:style-name="T43_4">://</text:span></text:a></text:span><text:span text:style-name="T43_5"><text:a xlink:type="simple" xlink:href="http://www.deviantart.com/art/Smile-329022150"><text:span text:style-name="T43_6">www</text:span></text:a></text:span><text:span text:style-name="T43_7"><text:a xlink:type="simple" xlink:href="http://www.deviantart.com/art/Smile-329022150"><text:span text:style-name="T43_8">.</text:span></text:a></text:span><text:span text:style-name="T43_9"><text:a xlink:type="simple" xlink:href="http://www.deviantart.com/art/Smile-329022150"><text:span text:style-name="T43_10">deviantart</text:span></text:a></text:span><text:span text:style-name="T43_11"><text:a xlink:type="simple" xlink:href="http://www.deviantart.com/art/Smile-329022150"><text:span text:style-name="T43_12">.</text:span></text:a></text:span><text:span text:style-name="T43_13"><text:a xlink:type="simple" xlink:href="http://www.deviantart.com/art/Smile-329022150"><text:span text:style-name="T43_14">com</text:span></text:a></text:span><text:span text:style-name="T43_15"><text:a xlink:type="simple" xlink:href="http://www.deviantart.com/art/Smile-329022150"><text:span text:style-name="T43_16">/</text:span></text:a></text:span><text:span text:style-name="T43_17"><text:a xlink:type="simple" xlink:href="http://www.deviantart.com/art/Smile-329022150"><text:span text:style-name="T43_18">art</text:span></text:a></text:span><text:span text:style-name="T43_19"><text:a xlink:type="simple" xlink:href="http://www.deviantart.com/art/Smile-329022150"><text:span text:style-name="T43_20">/</text:span></text:a></text:span><text:span text:style-name="T43_21"><text:a xlink:type="simple" xlink:href="http://www.deviantart.com/art/Smile-329022150"><text:span text:style-name="T43_22">Smile</text:span></text:a></text:span><text:span text:style-name="T43_23"><text:a xlink:type="simple" xlink:href="http://www.deviantart.com/art/Smile-329022150"><text:span text:style-name="T43_24">-329022150</text:span></text:a></text:span></text:p>
      <text:p text:style-name="P44"><text:span text:style-name="T44_1">Link</text:span><text:span text:style-name="T44_2"><text:s/></text:span><text:span text:style-name="T44_3">do</text:span><text:span text:style-name="T44_4"><text:s/></text:span><text:span text:style-name="T44_5">obrazka</text:span><text:span text:style-name="T44_6">:</text:span></text:p>
      <text:p text:style-name="P45"><text:span text:style-name="T45_1"><text:a xlink:type="simple" xlink:href="http://th01.deviantart.net/fs70/PRE/i/2012/280/5/9/smile__by_kp_shadowsquirrel-d5fw346.jpg"><text:span text:style-name="T45_2">http</text:span></text:a></text:span><text:span text:style-name="T45_3"><text:a xlink:type="simple" xlink:href="http://th01.deviantart.net/fs70/PRE/i/2012/280/5/9/smile__by_kp_shadowsquirrel-d5fw346.jpg"><text:span text:style-name="T45_4">://</text:span></text:a></text:span><text:span text:style-name="T45_5"><text:a xlink:type="simple" xlink:href="http://th01.deviantart.net/fs70/PRE/i/2012/280/5/9/smile__by_kp_shadowsquirrel-d5fw346.jpg"><text:span text:style-name="T45_6">th</text:span></text:a></text:span><text:span text:style-name="T45_7"><text:a xlink:type="simple" xlink:href="http://th01.deviantart.net/fs70/PRE/i/2012/280/5/9/smile__by_kp_shadowsquirrel-d5fw346.jpg"><text:span text:style-name="T45_8">01.</text:span></text:a></text:span><text:span text:style-name="T45_9"><text:a xlink:type="simple" xlink:href="http://th01.deviantart.net/fs70/PRE/i/2012/280/5/9/smile__by_kp_shadowsquirrel-d5fw346.jpg"><text:span text:style-name="T45_10">deviantart</text:span></text:a></text:span><text:span text:style-name="T45_11"><text:a xlink:type="simple" xlink:href="http://th01.deviantart.net/fs70/PRE/i/2012/280/5/9/smile__by_kp_shadowsquirrel-d5fw346.jpg"><text:span text:style-name="T45_12">.</text:span></text:a></text:span><text:span text:style-name="T45_13"><text:a xlink:type="simple" xlink:href="http://th01.deviantart.net/fs70/PRE/i/2012/280/5/9/smile__by_kp_shadowsquirrel-d5fw346.jpg"><text:span text:style-name="T45_14">net</text:span></text:a></text:span><text:span text:style-name="T45_15"><text:a xlink:type="simple" xlink:href="http://th01.deviantart.net/fs70/PRE/i/2012/280/5/9/smile__by_kp_shadowsquirrel-d5fw346.jpg"><text:span text:style-name="T45_16">/</text:span></text:a></text:span><text:span text:style-name="T45_17"><text:a xlink:type="simple" xlink:href="http://th01.deviantart.net/fs70/PRE/i/2012/280/5/9/smile__by_kp_shadowsquirrel-d5fw346.jpg"><text:span text:style-name="T45_18">fs</text:span></text:a></text:span><text:span text:style-name="T45_19"><text:a xlink:type="simple" xlink:href="http://th01.deviantart.net/fs70/PRE/i/2012/280/5/9/smile__by_kp_shadowsquirrel-d5fw346.jpg"><text:span text:style-name="T45_20">70/</text:span></text:a></text:span><text:span text:style-name="T45_21"><text:a xlink:type="simple" xlink:href="http://th01.deviantart.net/fs70/PRE/i/2012/280/5/9/smile__by_kp_shadowsquirrel-d5fw346.jpg"><text:span text:style-name="T45_22">PRE</text:span></text:a></text:span><text:span text:style-name="T45_23"><text:a xlink:type="simple" xlink:href="http://th01.deviantart.net/fs70/PRE/i/2012/280/5/9/smile__by_kp_shadowsquirrel-d5fw346.jpg"><text:span text:style-name="T45_24">/</text:span></text:a></text:span><text:span text:style-name="T45_25"><text:a xlink:type="simple" xlink:href="http://th01.deviantart.net/fs70/PRE/i/2012/280/5/9/smile__by_kp_shadowsquirrel-d5fw346.jpg"><text:span text:style-name="T45_26">i</text:span></text:a></text:span><text:span text:style-name="T45_27"><text:a xlink:type="simple" xlink:href="http://th01.deviantart.net/fs70/PRE/i/2012/280/5/9/smile__by_kp_shadowsquirrel-d5fw346.jpg"><text:span text:style-name="T45_28">/2012/280/5/9/</text:span></text:a></text:span><text:span text:style-name="T45_29"><text:a xlink:type="simple" xlink:href="http://th01.deviantart.net/fs70/PRE/i/2012/280/5/9/smile__by_kp_shadowsquirrel-d5fw346.jpg"><text:span text:style-name="T45_30">smile</text:span></text:a></text:span><text:span text:style-name="T45_31"><text:a xlink:type="simple" xlink:href="http://th01.deviantart.net/fs70/PRE/i/2012/280/5/9/smile__by_kp_shadowsquirrel-d5fw346.jpg"><text:span text:style-name="T45_32">__</text:span></text:a></text:span><text:span text:style-name="T45_33"><text:a xlink:type="simple" xlink:href="http://th01.deviantart.net/fs70/PRE/i/2012/280/5/9/smile__by_kp_shadowsquirrel-d5fw346.jpg"><text:span text:style-name="T45_34">by</text:span></text:a></text:span><text:span text:style-name="T45_35"><text:a xlink:type="simple" xlink:href="http://th01.deviantart.net/fs70/PRE/i/2012/280/5/9/smile__by_kp_shadowsquirrel-d5fw346.jpg"><text:span text:style-name="T45_36">_</text:span></text:a></text:span><text:span text:style-name="T45_37"><text:a xlink:type="simple" xlink:href="http://th01.deviantart.net/fs70/PRE/i/2012/280/5/9/smile__by_kp_shadowsquirrel-d5fw346.jpg"><text:span text:style-name="T45_38">kp</text:span></text:a></text:span><text:span text:style-name="T45_39"><text:a xlink:type="simple" xlink:href="http://th01.deviantart.net/fs70/PRE/i/2012/280/5/9/smile__by_kp_shadowsquirrel-d5fw346.jpg"><text:span text:style-name="T45_40">_</text:span></text:a></text:span><text:span text:style-name="T45_41"><text:a xlink:type="simple" xlink:href="http://th01.deviantart.net/fs70/PRE/i/2012/280/5/9/smile__by_kp_shadowsquirrel-d5fw346.jpg"><text:span text:style-name="T45_42">shadowsquirrel</text:span></text:a></text:span><text:span text:style-name="T45_43"><text:a xlink:type="simple" xlink:href="http://th01.deviantart.net/fs70/PRE/i/2012/280/5/9/smile__by_kp_shadowsquirrel-d5fw346.jpg"><text:span text:style-name="T45_44">-</text:span></text:a></text:span><text:span text:style-name="T45_45"><text:a xlink:type="simple" xlink:href="http://th01.deviantart.net/fs70/PRE/i/2012/280/5/9/smile__by_kp_shadowsquirrel-d5fw346.jpg"><text:span text:style-name="T45_46">d</text:span></text:a></text:span><text:span text:style-name="T45_47"><text:a xlink:type="simple" xlink:href="http://th01.deviantart.net/fs70/PRE/i/2012/280/5/9/smile__by_kp_shadowsquirrel-d5fw346.jpg"><text:span text:style-name="T45_48">5</text:span></text:a></text:span><text:span text:style-name="T45_49"><text:a xlink:type="simple" xlink:href="http://th01.deviantart.net/fs70/PRE/i/2012/280/5/9/smile__by_kp_shadowsquirrel-d5fw346.jpg"><text:span text:style-name="T45_50">fw</text:span></text:a></text:span><text:span text:style-name="T45_51"><text:a xlink:type="simple" xlink:href="http://th01.deviantart.net/fs70/PRE/i/2012/280/5/9/smile__by_kp_shadowsquirrel-d5fw346.jpg"><text:span text:style-name="T45_52">346.</text:span></text:a></text:span><text:span text:style-name="T45_53"><text:a xlink:type="simple" xlink:href="http://th01.deviantart.net/fs70/PRE/i/2012/280/5/9/smile__by_kp_shadowsquirrel-d5fw346.jpg"><text:span text:style-name="T45_54">jpg</text:span></text:a></text:span></text:p>
      <text:p text:style-name="P46"/>
      <text:p text:style-name="P47"><text:span text:style-name="T47_1">Link</text:span><text:span text:style-name="T47_2"><text:s/></text:span><text:span text:style-name="T47_3">do</text:span><text:span text:style-name="T47_4"><text:s/></text:span><text:span text:style-name="T47_5">strony</text:span><text:span text:style-name="T47_6">:</text:span></text:p>
      <text:p text:style-name="P48"><text:span text:style-name="T48_1"><text:a xlink:type="simple" xlink:href="http://www.equestriadaily.com/2013/08/drawfriend-stuff-884_3.html"><text:span text:style-name="T48_2">http</text:span></text:a></text:span><text:span text:style-name="T48_3"><text:a xlink:type="simple" xlink:href="http://www.equestriadaily.com/2013/08/drawfriend-stuff-884_3.html"><text:span text:style-name="T48_4">://</text:span></text:a></text:span><text:span text:style-name="T48_5"><text:a xlink:type="simple" xlink:href="http://www.equestriadaily.com/2013/08/drawfriend-stuff-884_3.html"><text:span text:style-name="T48_6">www</text:span></text:a></text:span><text:span text:style-name="T48_7"><text:a xlink:type="simple" xlink:href="http://www.equestriadaily.com/2013/08/drawfriend-stuff-884_3.html"><text:span text:style-name="T48_8">.</text:span></text:a></text:span><text:span text:style-name="T48_9"><text:a xlink:type="simple" xlink:href="http://www.equestriadaily.com/2013/08/drawfriend-stuff-884_3.html"><text:span text:style-name="T48_10">equestriadaily</text:span></text:a></text:span><text:span text:style-name="T48_11"><text:a xlink:type="simple" xlink:href="http://www.equestriadaily.com/2013/08/drawfriend-stuff-884_3.html"><text:span text:style-name="T48_12">.</text:span></text:a></text:span><text:span text:style-name="T48_13"><text:a xlink:type="simple" xlink:href="http://www.equestriadaily.com/2013/08/drawfriend-stuff-884_3.html"><text:span text:style-name="T48_14">com</text:span></text:a></text:span><text:span text:style-name="T48_15"><text:a xlink:type="simple" xlink:href="http://www.equestriadaily.com/2013/08/drawfriend-stuff-884_3.html"><text:span text:style-name="T48_16">/2013/08/</text:span></text:a></text:span><text:span text:style-name="T48_17"><text:a xlink:type="simple" xlink:href="http://www.equestriadaily.com/2013/08/drawfriend-stuff-884_3.html"><text:span text:style-name="T48_18">drawfriend</text:span></text:a></text:span><text:span text:style-name="T48_19"><text:a xlink:type="simple" xlink:href="http://www.equestriadaily.com/2013/08/drawfriend-stuff-884_3.html"><text:span text:style-name="T48_20">-</text:span></text:a></text:span><text:span text:style-name="T48_21"><text:a xlink:type="simple" xlink:href="http://www.equestriadaily.com/2013/08/drawfriend-stuff-884_3.html"><text:span text:style-name="T48_22">stuff</text:span></text:a></text:span><text:span text:style-name="T48_23"><text:a xlink:type="simple" xlink:href="http://www.equestriadaily.com/2013/08/drawfriend-stuff-884_3.html"><text:span text:style-name="T48_24">-884_3.</text:span></text:a></text:span><text:span text:style-name="T48_25"><text:a xlink:type="simple" xlink:href="http://www.equestriadaily.com/2013/08/drawfriend-stuff-884_3.html"><text:span text:style-name="T48_26">html</text:span></text:a></text:span></text:p>
      <text:p text:style-name="P49"><text:span text:style-name="T49_1">Link</text:span><text:span text:style-name="T49_2"><text:s/></text:span><text:span text:style-name="T49_3">do</text:span><text:span text:style-name="T49_4"><text:s/></text:span><text:span text:style-name="T49_5">obrazka</text:span><text:span text:style-name="T49_6">:</text:span></text:p>
      <text:p text:style-name="P50"><text:span text:style-name="T50_1"><text:a xlink:type="simple" xlink:href="http://th05.deviantart.net/fs70/PRE/f/2013/214/a/e/luna_celestia_filly_by_high_roller2108-d6gex9c.png"><text:span text:style-name="T50_2">http</text:span></text:a></text:span><text:span text:style-name="T50_3"><text:a xlink:type="simple" xlink:href="http://th05.deviantart.net/fs70/PRE/f/2013/214/a/e/luna_celestia_filly_by_high_roller2108-d6gex9c.png"><text:span text:style-name="T50_4">://</text:span></text:a></text:span><text:span text:style-name="T50_5"><text:a xlink:type="simple" xlink:href="http://th05.deviantart.net/fs70/PRE/f/2013/214/a/e/luna_celestia_filly_by_high_roller2108-d6gex9c.png"><text:span text:style-name="T50_6">th</text:span></text:a></text:span><text:span text:style-name="T50_7"><text:a xlink:type="simple" xlink:href="http://th05.deviantart.net/fs70/PRE/f/2013/214/a/e/luna_celestia_filly_by_high_roller2108-d6gex9c.png"><text:span text:style-name="T50_8">05.</text:span></text:a></text:span><text:span text:style-name="T50_9"><text:a xlink:type="simple" xlink:href="http://th05.deviantart.net/fs70/PRE/f/2013/214/a/e/luna_celestia_filly_by_high_roller2108-d6gex9c.png"><text:span text:style-name="T50_10">deviantart</text:span></text:a></text:span><text:span text:style-name="T50_11"><text:a xlink:type="simple" xlink:href="http://th05.deviantart.net/fs70/PRE/f/2013/214/a/e/luna_celestia_filly_by_high_roller2108-d6gex9c.png"><text:span text:style-name="T50_12">.</text:span></text:a></text:span><text:span text:style-name="T50_13"><text:a xlink:type="simple" xlink:href="http://th05.deviantart.net/fs70/PRE/f/2013/214/a/e/luna_celestia_filly_by_high_roller2108-d6gex9c.png"><text:span text:style-name="T50_14">net</text:span></text:a></text:span><text:span text:style-name="T50_15"><text:a xlink:type="simple" xlink:href="http://th05.deviantart.net/fs70/PRE/f/2013/214/a/e/luna_celestia_filly_by_high_roller2108-d6gex9c.png"><text:span text:style-name="T50_16">/</text:span></text:a></text:span><text:span text:style-name="T50_17"><text:a xlink:type="simple" xlink:href="http://th05.deviantart.net/fs70/PRE/f/2013/214/a/e/luna_celestia_filly_by_high_roller2108-d6gex9c.png"><text:span text:style-name="T50_18">fs</text:span></text:a></text:span><text:span text:style-name="T50_19"><text:a xlink:type="simple" xlink:href="http://th05.deviantart.net/fs70/PRE/f/2013/214/a/e/luna_celestia_filly_by_high_roller2108-d6gex9c.png"><text:span text:style-name="T50_20">70/</text:span></text:a></text:span><text:span text:style-name="T50_21"><text:a xlink:type="simple" xlink:href="http://th05.deviantart.net/fs70/PRE/f/2013/214/a/e/luna_celestia_filly_by_high_roller2108-d6gex9c.png"><text:span text:style-name="T50_22">PRE</text:span></text:a></text:span><text:span text:style-name="T50_23"><text:a xlink:type="simple" xlink:href="http://th05.deviantart.net/fs70/PRE/f/2013/214/a/e/luna_celestia_filly_by_high_roller2108-d6gex9c.png"><text:span text:style-name="T50_24">/</text:span></text:a></text:span><text:span text:style-name="T50_25"><text:a xlink:type="simple" xlink:href="http://th05.deviantart.net/fs70/PRE/f/2013/214/a/e/luna_celestia_filly_by_high_roller2108-d6gex9c.png"><text:span text:style-name="T50_26">f</text:span></text:a></text:span><text:span text:style-name="T50_27"><text:a xlink:type="simple" xlink:href="http://th05.deviantart.net/fs70/PRE/f/2013/214/a/e/luna_celestia_filly_by_high_roller2108-d6gex9c.png"><text:span text:style-name="T50_28">/2013/214/</text:span></text:a></text:span><text:span text:style-name="T50_29"><text:a xlink:type="simple" xlink:href="http://th05.deviantart.net/fs70/PRE/f/2013/214/a/e/luna_celestia_filly_by_high_roller2108-d6gex9c.png"><text:span text:style-name="T50_30">a</text:span></text:a></text:span><text:span text:style-name="T50_31"><text:a xlink:type="simple" xlink:href="http://th05.deviantart.net/fs70/PRE/f/2013/214/a/e/luna_celestia_filly_by_high_roller2108-d6gex9c.png"><text:span text:style-name="T50_32">/</text:span></text:a></text:span><text:span text:style-name="T50_33"><text:a xlink:type="simple" xlink:href="http://th05.deviantart.net/fs70/PRE/f/2013/214/a/e/luna_celestia_filly_by_high_roller2108-d6gex9c.png"><text:span text:style-name="T50_34">e</text:span></text:a></text:span><text:span text:style-name="T50_35"><text:a xlink:type="simple" xlink:href="http://th05.deviantart.net/fs70/PRE/f/2013/214/a/e/luna_celestia_filly_by_high_roller2108-d6gex9c.png"><text:span text:style-name="T50_36">/</text:span></text:a></text:span><text:span text:style-name="T50_37"><text:a xlink:type="simple" xlink:href="http://th05.deviantart.net/fs70/PRE/f/2013/214/a/e/luna_celestia_filly_by_high_roller2108-d6gex9c.png"><text:span text:style-name="T50_38">luna</text:span></text:a></text:span><text:span text:style-name="T50_39"><text:a xlink:type="simple" xlink:href="http://th05.deviantart.net/fs70/PRE/f/2013/214/a/e/luna_celestia_filly_by_high_roller2108-d6gex9c.png"><text:span text:style-name="T50_40">_</text:span></text:a></text:span><text:span text:style-name="T50_41"><text:a xlink:type="simple" xlink:href="http://th05.deviantart.net/fs70/PRE/f/2013/214/a/e/luna_celestia_filly_by_high_roller2108-d6gex9c.png"><text:span text:style-name="T50_42">celestia</text:span></text:a></text:span><text:span text:style-name="T50_43"><text:a xlink:type="simple" xlink:href="http://th05.deviantart.net/fs70/PRE/f/2013/214/a/e/luna_celestia_filly_by_high_roller2108-d6gex9c.png"><text:span text:style-name="T50_44">_</text:span></text:a></text:span><text:span text:style-name="T50_45"><text:a xlink:type="simple" xlink:href="http://th05.deviantart.net/fs70/PRE/f/2013/214/a/e/luna_celestia_filly_by_high_roller2108-d6gex9c.png"><text:span text:style-name="T50_46">filly</text:span></text:a></text:span><text:span text:style-name="T50_47"><text:a xlink:type="simple" xlink:href="http://th05.deviantart.net/fs70/PRE/f/2013/214/a/e/luna_celestia_filly_by_high_roller2108-d6gex9c.png"><text:span text:style-name="T50_48">_</text:span></text:a></text:span><text:span text:style-name="T50_49"><text:a xlink:type="simple" xlink:href="http://th05.deviantart.net/fs70/PRE/f/2013/214/a/e/luna_celestia_filly_by_high_roller2108-d6gex9c.png"><text:span text:style-name="T50_50">by</text:span></text:a></text:span><text:span text:style-name="T50_51"><text:a xlink:type="simple" xlink:href="http://th05.deviantart.net/fs70/PRE/f/2013/214/a/e/luna_celestia_filly_by_high_roller2108-d6gex9c.png"><text:span text:style-name="T50_52">_</text:span></text:a></text:span><text:span text:style-name="T50_53"><text:a xlink:type="simple" xlink:href="http://th05.deviantart.net/fs70/PRE/f/2013/214/a/e/luna_celestia_filly_by_high_roller2108-d6gex9c.png"><text:span text:style-name="T50_54">high</text:span></text:a></text:span><text:span text:style-name="T50_55"><text:a xlink:type="simple" xlink:href="http://th05.deviantart.net/fs70/PRE/f/2013/214/a/e/luna_celestia_filly_by_high_roller2108-d6gex9c.png"><text:span text:style-name="T50_56">_</text:span></text:a></text:span><text:span text:style-name="T50_57"><text:a xlink:type="simple" xlink:href="http://th05.deviantart.net/fs70/PRE/f/2013/214/a/e/luna_celestia_filly_by_high_roller2108-d6gex9c.png"><text:span text:style-name="T50_58">roller</text:span></text:a></text:span><text:span text:style-name="T50_59"><text:a xlink:type="simple" xlink:href="http://th05.deviantart.net/fs70/PRE/f/2013/214/a/e/luna_celestia_filly_by_high_roller2108-d6gex9c.png"><text:span text:style-name="T50_60">2108-</text:span></text:a></text:span><text:span text:style-name="T50_61"><text:a xlink:type="simple" xlink:href="http://th05.deviantart.net/fs70/PRE/f/2013/214/a/e/luna_celestia_filly_by_high_roller2108-d6gex9c.png"><text:span text:style-name="T50_62">d</text:span></text:a></text:span><text:span text:style-name="T50_63"><text:a xlink:type="simple" xlink:href="http://th05.deviantart.net/fs70/PRE/f/2013/214/a/e/luna_celestia_filly_by_high_roller2108-d6gex9c.png"><text:span text:style-name="T50_64">6</text:span></text:a></text:span><text:span text:style-name="T50_65"><text:a xlink:type="simple" xlink:href="http://th05.deviantart.net/fs70/PRE/f/2013/214/a/e/luna_celestia_filly_by_high_roller2108-d6gex9c.png"><text:span text:style-name="T50_66">gex</text:span></text:a></text:span><text:span text:style-name="T50_67"><text:a xlink:type="simple" xlink:href="http://th05.deviantart.net/fs70/PRE/f/2013/214/a/e/luna_celestia_filly_by_high_roller2108-d6gex9c.png"><text:span text:style-name="T50_68">9</text:span></text:a></text:span><text:span text:style-name="T50_69"><text:a xlink:type="simple" xlink:href="http://th05.deviantart.net/fs70/PRE/f/2013/214/a/e/luna_celestia_filly_by_high_roller2108-d6gex9c.png"><text:span text:style-name="T50_70">c</text:span></text:a></text:span><text:span text:style-name="T50_71"><text:a xlink:type="simple" xlink:href="http://th05.deviantart.net/fs70/PRE/f/2013/214/a/e/luna_celestia_filly_by_high_roller2108-d6gex9c.png"><text:span text:style-name="T50_72">.</text:span></text:a></text:span><text:span text:style-name="T50_73"><text:a xlink:type="simple" xlink:href="http://th05.deviantart.net/fs70/PRE/f/2013/214/a/e/luna_celestia_filly_by_high_roller2108-d6gex9c.png"><text:span text:style-name="T50_74">png</text:span></text:a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2.499cm" fo:padding-bottom="0cm" fo:margin-bottom="2.499cm" fo:padding-left="0cm" fo:margin-left="2.499cm" fo:padding-right="0cm" fo:margin-right="2.499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